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0000000021C000000E4947E1322D1460899.jpg" manifest:media-type="image/jpeg"/>
  <manifest:file-entry manifest:full-path="Pictures/1000020100000349000002536228F49C1B7C4744.png" manifest:media-type="image/png"/>
  <manifest:file-entry manifest:full-path="Pictures/1000CA4C0000741E00005222A1D2400322F394DA.svg" manifest:media-type="image/svg+xml"/>
  <manifest:file-entry manifest:full-path="Pictures/100002010000034900000253B60DB5E10DF66A8A.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padding="0.097cm" fo:border-left="0.05pt solid #000000" fo:border-right="none" fo:border-top="0.05pt solid #000000" fo:border-bottom="0.05pt solid #000000"/>
    </style:style>
    <style:style style:name="Table8SwitchAllocations.E1" style:family="table-cell">
      <style:table-cell-properties fo:padding="0.097cm" fo:border="0.05pt solid #000000"/>
    </style:style>
    <style:style style:name="Table8SwitchAllocations.A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7.96cm" style:rel-column-width="32767*"/>
    </style:style>
    <style:style style:name="Table12.B" style:family="table-column">
      <style:table-column-properties style:column-width="7.96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7"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8"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9" style:family="paragraph" style:parent-style-name="Table_20_Contents">
      <style:text-properties fo:language="en" fo:country="AU"/>
    </style:style>
    <style:style style:name="P10"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1" style:family="paragraph" style:parent-style-name="Table_20_Contents">
      <style:text-properties fo:language="en" fo:country="AU" officeooo:rsid="00032bce" officeooo:paragraph-rsid="00032bce"/>
    </style:style>
    <style:style style:name="P12" style:family="paragraph" style:parent-style-name="Table_20_Contents">
      <style:text-properties fo:language="en" fo:country="AU" officeooo:rsid="0013c620" officeooo:paragraph-rsid="0013c620"/>
    </style:style>
    <style:style style:name="P13" style:family="paragraph" style:parent-style-name="Table_20_Contents">
      <style:text-properties fo:language="en" fo:country="AU" officeooo:paragraph-rsid="0013c620"/>
    </style:style>
    <style:style style:name="P14" style:family="paragraph" style:parent-style-name="Table_20_Contents">
      <style:text-properties officeooo:rsid="002fa348" officeooo:paragraph-rsid="002fa348"/>
    </style:style>
    <style:style style:name="P15" style:family="paragraph" style:parent-style-name="Table_20_Contents">
      <style:text-properties officeooo:rsid="002fa348" officeooo:paragraph-rsid="00367821"/>
    </style:style>
    <style:style style:name="P16" style:family="paragraph" style:parent-style-name="Table_20_Contents">
      <style:text-properties officeooo:rsid="002fa348" officeooo:paragraph-rsid="003cde79"/>
    </style:style>
    <style:style style:name="P17" style:family="paragraph" style:parent-style-name="Table_20_Contents">
      <style:text-properties officeooo:rsid="002fa348" officeooo:paragraph-rsid="004f31cd"/>
    </style:style>
    <style:style style:name="P18" style:family="paragraph" style:parent-style-name="Table_20_Contents">
      <style:text-properties officeooo:paragraph-rsid="002fa348"/>
    </style:style>
    <style:style style:name="P19" style:family="paragraph" style:parent-style-name="Table_20_Contents">
      <style:text-properties officeooo:paragraph-rsid="00367821"/>
    </style:style>
    <style:style style:name="P20" style:family="paragraph" style:parent-style-name="Table_20_Contents">
      <style:text-properties officeooo:rsid="00367821" officeooo:paragraph-rsid="00367821"/>
    </style:style>
    <style:style style:name="P21" style:family="paragraph" style:parent-style-name="Table_20_Contents">
      <style:text-properties officeooo:rsid="00367821" officeooo:paragraph-rsid="0038662b"/>
    </style:style>
    <style:style style:name="P22" style:family="paragraph" style:parent-style-name="Table_20_Contents">
      <style:text-properties officeooo:rsid="0038662b"/>
    </style:style>
    <style:style style:name="P23" style:family="paragraph" style:parent-style-name="Table_20_Contents">
      <style:text-properties officeooo:rsid="0038662b" officeooo:paragraph-rsid="0038662b"/>
    </style:style>
    <style:style style:name="P24" style:family="paragraph" style:parent-style-name="Table_20_Contents">
      <style:text-properties officeooo:rsid="0038e910" officeooo:paragraph-rsid="0038e910"/>
    </style:style>
    <style:style style:name="P25" style:family="paragraph" style:parent-style-name="Table_20_Contents">
      <style:text-properties officeooo:rsid="003a2fe0" officeooo:paragraph-rsid="003a2fe0"/>
    </style:style>
    <style:style style:name="P26" style:family="paragraph" style:parent-style-name="Table_20_Contents">
      <style:text-properties officeooo:rsid="003bb8ab" officeooo:paragraph-rsid="003bb8ab"/>
    </style:style>
    <style:style style:name="P27" style:family="paragraph" style:parent-style-name="Table_20_Contents">
      <style:text-properties officeooo:paragraph-rsid="003cde79"/>
    </style:style>
    <style:style style:name="P28" style:family="paragraph" style:parent-style-name="Table_20_Contents">
      <style:text-properties officeooo:rsid="003cde79" officeooo:paragraph-rsid="003cde79"/>
    </style:style>
    <style:style style:name="P29" style:family="paragraph" style:parent-style-name="Table_20_Contents">
      <style:text-properties officeooo:paragraph-rsid="004f31cd"/>
    </style:style>
    <style:style style:name="P30" style:family="paragraph" style:parent-style-name="Table_20_Contents">
      <style:text-properties officeooo:rsid="004f31cd" officeooo:paragraph-rsid="004f31cd"/>
    </style:style>
    <style:style style:name="P31" style:family="paragraph" style:parent-style-name="Heading_20_3">
      <style:text-properties fo:language="en" fo:country="AU"/>
    </style:style>
    <style:style style:name="P32" style:family="paragraph" style:parent-style-name="Heading_20_3">
      <style:text-properties fo:language="en" fo:country="AU" officeooo:paragraph-rsid="00083d4e"/>
    </style:style>
    <style:style style:name="P33" style:family="paragraph" style:parent-style-name="Heading_20_2">
      <style:text-properties fo:language="en" fo:country="AU"/>
    </style:style>
    <style:style style:name="P34" style:family="paragraph" style:parent-style-name="Heading_20_2">
      <style:text-properties fo:language="en" fo:country="AU" officeooo:rsid="0013c620" officeooo:paragraph-rsid="0013c620"/>
    </style:style>
    <style:style style:name="P35" style:family="paragraph" style:parent-style-name="Heading_20_2">
      <style:text-properties fo:language="en" fo:country="AU" officeooo:paragraph-rsid="0013c620"/>
    </style:style>
    <style:style style:name="P36" style:family="paragraph" style:parent-style-name="Heading_20_2">
      <style:text-properties officeooo:rsid="002f39f1" officeooo:paragraph-rsid="002f39f1"/>
    </style:style>
    <style:style style:name="P37" style:family="paragraph" style:parent-style-name="Heading_20_2">
      <style:text-properties officeooo:rsid="002f39f1" officeooo:paragraph-rsid="00367821"/>
    </style:style>
    <style:style style:name="P38" style:family="paragraph" style:parent-style-name="Heading_20_2">
      <style:text-properties officeooo:rsid="004c4756" officeooo:paragraph-rsid="004c4756"/>
    </style:style>
    <style:style style:name="P39" style:family="paragraph" style:parent-style-name="Heading_20_2">
      <style:paragraph-properties fo:break-before="page"/>
      <style:text-properties fo:language="en" fo:country="AU"/>
    </style:style>
    <style:style style:name="P40" style:family="paragraph" style:parent-style-name="Heading_20_2">
      <style:paragraph-properties fo:break-before="page"/>
      <style:text-properties officeooo:rsid="00278418" officeooo:paragraph-rsid="00278418"/>
    </style:style>
    <style:style style:name="P41" style:family="paragraph" style:parent-style-name="Text_20_body">
      <style:paragraph-properties fo:break-before="page"/>
      <style:text-properties fo:language="en" fo:country="AU" officeooo:rsid="000b1c2b" officeooo:paragraph-rsid="000b1c2b"/>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en" fo:country="AU" officeooo:rsid="00032bce" officeooo:paragraph-rsid="00032bce"/>
    </style:style>
    <style:style style:name="P44" style:family="paragraph" style:parent-style-name="Standard">
      <style:paragraph-properties fo:margin-top="0.635cm" fo:margin-bottom="0.141cm" loext:contextual-spacing="false"/>
      <style:text-properties fo:language="en" fo:country="AU"/>
    </style:style>
    <style:style style:name="P45" style:family="paragraph" style:parent-style-name="Standard">
      <style:paragraph-properties fo:margin-top="0.635cm" fo:margin-bottom="0.141cm" loext:contextual-spacing="false"/>
      <style:text-properties fo:language="en" fo:country="AU" officeooo:rsid="00174e3c" officeooo:paragraph-rsid="00174e3c"/>
    </style:style>
    <style:style style:name="P46" style:family="paragraph" style:parent-style-name="Heading_20_2">
      <style:paragraph-properties fo:margin-top="0.635cm" fo:margin-bottom="0.141cm" loext:contextual-spacing="false" fo:break-before="page"/>
      <style:text-properties fo:language="en" fo:country="AU"/>
    </style:style>
    <style:style style:name="P47" style:family="paragraph" style:parent-style-name="Heading_20_2">
      <style:paragraph-properties fo:margin-top="0.635cm" fo:margin-bottom="0.141cm" loext:contextual-spacing="false"/>
      <style:text-properties fo:language="en" fo:country="AU"/>
    </style:style>
    <style:style style:name="P48" style:family="paragraph" style:parent-style-name="Heading_20_1">
      <style:text-properties fo:language="en" fo:country="AU"/>
    </style:style>
    <style:style style:name="P49" style:family="paragraph" style:parent-style-name="Heading_20_1">
      <style:text-properties fo:language="en" fo:country="AU" officeooo:rsid="00032bce" officeooo:paragraph-rsid="00032bce"/>
    </style:style>
    <style:style style:name="P50" style:family="paragraph" style:parent-style-name="Heading_20_1">
      <style:paragraph-properties fo:margin-top="0.423cm" fo:margin-bottom="0cm" loext:contextual-spacing="false"/>
      <style:text-properties fo:language="en" fo:country="AU"/>
    </style:style>
    <style:style style:name="P51" style:family="paragraph" style:parent-style-name="Heading_20_1">
      <style:paragraph-properties fo:margin-top="0.423cm" fo:margin-bottom="0cm" loext:contextual-spacing="false"/>
      <style:text-properties fo:language="en" fo:country="AU" officeooo:paragraph-rsid="003bbc67"/>
    </style:style>
    <style:style style:name="P52" style:family="paragraph" style:parent-style-name="Standard">
      <style:paragraph-properties fo:margin-top="0.423cm" fo:margin-bottom="0cm" loext:contextual-spacing="false"/>
      <style:text-properties fo:language="en" fo:country="AU"/>
    </style:style>
    <style:style style:name="P53" style:family="paragraph" style:parent-style-name="Standard">
      <style:paragraph-properties fo:margin-top="0.423cm" fo:margin-bottom="0cm" loext:contextual-spacing="false"/>
      <style:text-properties fo:language="en" fo:country="AU" officeooo:rsid="003bbc67" officeooo:paragraph-rsid="003bbc67"/>
    </style:style>
    <style:style style:name="P54" style:family="paragraph" style:parent-style-name="Standard">
      <style:text-properties fo:language="en" fo:country="AU"/>
    </style:style>
    <style:style style:name="P55" style:family="paragraph" style:parent-style-name="Standard">
      <style:text-properties fo:language="en" fo:country="AU" officeooo:rsid="00032bce"/>
    </style:style>
    <style:style style:name="P56" style:family="paragraph" style:parent-style-name="Standard">
      <style:text-properties fo:language="en" fo:country="AU" officeooo:rsid="00032bce" officeooo:paragraph-rsid="00032bce"/>
    </style:style>
    <style:style style:name="P57" style:family="paragraph" style:parent-style-name="Standard">
      <style:text-properties fo:language="en" fo:country="AU" officeooo:rsid="00056bd1" officeooo:paragraph-rsid="00056bd1"/>
    </style:style>
    <style:style style:name="P58" style:family="paragraph" style:parent-style-name="Standard">
      <style:text-properties fo:language="en" fo:country="AU" officeooo:rsid="000649c8" officeooo:paragraph-rsid="000649c8"/>
    </style:style>
    <style:style style:name="P59" style:family="paragraph" style:parent-style-name="Standard">
      <style:text-properties fo:language="en" fo:country="AU" officeooo:rsid="0013c620" officeooo:paragraph-rsid="0013c620"/>
    </style:style>
    <style:style style:name="P60" style:family="paragraph" style:parent-style-name="Standard">
      <style:text-properties fo:language="en" fo:country="AU" officeooo:paragraph-rsid="0013c620"/>
    </style:style>
    <style:style style:name="P61" style:family="paragraph" style:parent-style-name="Standard">
      <style:text-properties fo:language="en" fo:country="AU" officeooo:rsid="001414b3" officeooo:paragraph-rsid="001414b3"/>
    </style:style>
    <style:style style:name="P62" style:family="paragraph" style:parent-style-name="Standard">
      <style:text-properties fo:language="en" fo:country="AU" officeooo:rsid="00149880" officeooo:paragraph-rsid="00149880"/>
    </style:style>
    <style:style style:name="P63" style:family="paragraph" style:parent-style-name="Standard">
      <style:text-properties style:font-name="Courier New1" fo:font-size="8pt" fo:language="en" fo:country="AU" officeooo:rsid="00032bce" officeooo:paragraph-rsid="00032bce" style:font-size-asian="8pt" style:font-size-complex="8pt"/>
    </style:style>
    <style:style style:name="P64" style:family="paragraph" style:parent-style-name="Standard">
      <style:text-properties style:font-name="Courier New1" fo:font-size="8pt" fo:language="en" fo:country="AU" officeooo:rsid="00056bd1" officeooo:paragraph-rsid="00056bd1" style:font-size-asian="8pt" style:font-size-complex="8pt"/>
    </style:style>
    <style:style style:name="P65" style:family="paragraph" style:parent-style-name="Standard">
      <style:text-properties style:font-name="Courier New1" fo:font-size="10pt" officeooo:rsid="00302191" officeooo:paragraph-rsid="00302191" style:font-size-asian="10pt" style:font-size-complex="10pt"/>
    </style:style>
    <style:style style:name="P66" style:family="paragraph" style:parent-style-name="Standard">
      <style:text-properties style:font-name="Courier New1" fo:font-size="9pt" officeooo:rsid="003e5a99" officeooo:paragraph-rsid="003e5a99" style:font-size-asian="9pt" style:font-size-complex="9pt"/>
    </style:style>
    <style:style style:name="P67"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68"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69"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70" style:family="paragraph" style:parent-style-name="Standard">
      <style:text-properties officeooo:rsid="0014bc8a" officeooo:paragraph-rsid="0014bc8a"/>
    </style:style>
    <style:style style:name="P71" style:family="paragraph" style:parent-style-name="Standard">
      <style:text-properties officeooo:rsid="00278418" officeooo:paragraph-rsid="00278418"/>
    </style:style>
    <style:style style:name="P72" style:family="paragraph" style:parent-style-name="Standard">
      <style:text-properties officeooo:rsid="002bc187" officeooo:paragraph-rsid="002bc187"/>
    </style:style>
    <style:style style:name="P73" style:family="paragraph" style:parent-style-name="Standard">
      <style:text-properties officeooo:rsid="002d0e07" officeooo:paragraph-rsid="002d0e07"/>
    </style:style>
    <style:style style:name="P74" style:family="paragraph" style:parent-style-name="Standard">
      <style:text-properties officeooo:rsid="002dc8cb" officeooo:paragraph-rsid="002dc8cb"/>
    </style:style>
    <style:style style:name="P75" style:family="paragraph" style:parent-style-name="Standard">
      <style:text-properties officeooo:rsid="002f39f1" officeooo:paragraph-rsid="002f39f1"/>
    </style:style>
    <style:style style:name="P76" style:family="paragraph" style:parent-style-name="Standard">
      <style:text-properties officeooo:rsid="002f39f1" officeooo:paragraph-rsid="002fa348"/>
    </style:style>
    <style:style style:name="P77" style:family="paragraph" style:parent-style-name="Standard">
      <style:text-properties officeooo:rsid="002f39f1" officeooo:paragraph-rsid="00302191"/>
    </style:style>
    <style:style style:name="P78" style:family="paragraph" style:parent-style-name="Standard">
      <style:text-properties officeooo:rsid="002f39f1" officeooo:paragraph-rsid="00367821"/>
    </style:style>
    <style:style style:name="P79" style:family="paragraph" style:parent-style-name="Standard">
      <style:text-properties officeooo:rsid="002f39f1" officeooo:paragraph-rsid="003cde79"/>
    </style:style>
    <style:style style:name="P80" style:family="paragraph" style:parent-style-name="Standard">
      <style:text-properties officeooo:rsid="002f39f1" officeooo:paragraph-rsid="004f31cd"/>
    </style:style>
    <style:style style:name="P81" style:family="paragraph" style:parent-style-name="Standard">
      <style:text-properties officeooo:rsid="002fa348" officeooo:paragraph-rsid="002fa348"/>
    </style:style>
    <style:style style:name="P82" style:family="paragraph" style:parent-style-name="Standard">
      <style:text-properties officeooo:rsid="00302191" officeooo:paragraph-rsid="00302191"/>
    </style:style>
    <style:style style:name="P83" style:family="paragraph" style:parent-style-name="Standard">
      <style:text-properties officeooo:rsid="00367821" officeooo:paragraph-rsid="00367821"/>
    </style:style>
    <style:style style:name="P84" style:family="paragraph" style:parent-style-name="Standard">
      <style:text-properties officeooo:rsid="003bbc67" officeooo:paragraph-rsid="003bbc67"/>
    </style:style>
    <style:style style:name="P85" style:family="paragraph" style:parent-style-name="Standard">
      <style:text-properties officeooo:rsid="003cde79" officeooo:paragraph-rsid="003cde79"/>
    </style:style>
    <style:style style:name="P86" style:family="paragraph" style:parent-style-name="Standard">
      <style:text-properties officeooo:rsid="003e5a99" officeooo:paragraph-rsid="003e5a99"/>
    </style:style>
    <style:style style:name="P87" style:family="paragraph" style:parent-style-name="Standard">
      <style:text-properties officeooo:rsid="003e5a99" officeooo:paragraph-rsid="003ea037"/>
    </style:style>
    <style:style style:name="P88"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89" style:family="paragraph" style:parent-style-name="Standard">
      <style:text-properties officeooo:rsid="003f857d" officeooo:paragraph-rsid="003f857d"/>
    </style:style>
    <style:style style:name="P90" style:family="paragraph" style:parent-style-name="Standard">
      <style:text-properties officeooo:rsid="003ff841" officeooo:paragraph-rsid="003ff841"/>
    </style:style>
    <style:style style:name="P91" style:family="paragraph" style:parent-style-name="Standard">
      <style:text-properties officeooo:rsid="0041c6f1" officeooo:paragraph-rsid="0041c6f1"/>
    </style:style>
    <style:style style:name="P92" style:family="paragraph" style:parent-style-name="Standard">
      <style:text-properties officeooo:rsid="00442ead" officeooo:paragraph-rsid="00442ead"/>
    </style:style>
    <style:style style:name="P93" style:family="paragraph" style:parent-style-name="Standard">
      <style:text-properties officeooo:rsid="00468557" officeooo:paragraph-rsid="00468557"/>
    </style:style>
    <style:style style:name="P94" style:family="paragraph" style:parent-style-name="Standard">
      <style:text-properties officeooo:rsid="00489804" officeooo:paragraph-rsid="00489804"/>
    </style:style>
    <style:style style:name="P95" style:family="paragraph" style:parent-style-name="Standard">
      <style:text-properties officeooo:rsid="004a16c7" officeooo:paragraph-rsid="004a16c7"/>
    </style:style>
    <style:style style:name="P96" style:family="paragraph" style:parent-style-name="Standard">
      <style:text-properties style:font-name="Calibri2" officeooo:rsid="004a16c7" officeooo:paragraph-rsid="004a16c7"/>
    </style:style>
    <style:style style:name="P97" style:family="paragraph" style:parent-style-name="Standard">
      <style:text-properties style:font-name="Calibri2" officeooo:rsid="004a6f73" officeooo:paragraph-rsid="004a6f73"/>
    </style:style>
    <style:style style:name="P98" style:family="paragraph" style:parent-style-name="Standard">
      <style:text-properties officeooo:rsid="004c4756" officeooo:paragraph-rsid="004c4756"/>
    </style:style>
    <style:style style:name="P99" style:family="paragraph" style:parent-style-name="Standard">
      <style:text-properties officeooo:rsid="004f31cd" officeooo:paragraph-rsid="004f31cd"/>
    </style:style>
    <style:style style:name="P100" style:family="paragraph" style:parent-style-name="Standard">
      <style:text-properties officeooo:rsid="0050b304" officeooo:paragraph-rsid="0050b304"/>
    </style:style>
    <style:style style:name="P101" style:family="paragraph" style:parent-style-name="Standard">
      <style:text-properties officeooo:rsid="0051d942" officeooo:paragraph-rsid="0051d942"/>
    </style:style>
    <style:style style:name="P102" style:family="paragraph" style:parent-style-name="Standard">
      <style:text-properties style:font-name="Courier New2" fo:font-size="9pt" officeooo:rsid="0051d942" officeooo:paragraph-rsid="0051d942" style:font-size-asian="9pt" style:font-size-complex="9pt"/>
    </style:style>
    <style:style style:name="P103" style:family="paragraph" style:parent-style-name="Standard">
      <style:text-properties style:font-name="Courier New2" fo:font-size="9pt" officeooo:rsid="0051d942" officeooo:paragraph-rsid="00533dfc" style:font-size-asian="9pt" style:font-size-complex="9pt"/>
    </style:style>
    <style:style style:name="P104" style:family="paragraph" style:parent-style-name="Standard">
      <style:text-properties style:font-name="Courier New2" fo:font-size="9pt" officeooo:rsid="00533dfc" officeooo:paragraph-rsid="00533dfc" style:font-size-asian="9pt" style:font-size-complex="9pt"/>
    </style:style>
    <style:style style:name="P105" style:family="paragraph" style:parent-style-name="Standard">
      <style:text-properties officeooo:rsid="00533dfc" officeooo:paragraph-rsid="00533dfc"/>
    </style:style>
    <style:style style:name="P106" style:family="paragraph" style:parent-style-name="Standard">
      <style:text-properties style:font-name="Calibri1" fo:font-size="12pt" officeooo:rsid="00533dfc" officeooo:paragraph-rsid="00533dfc" style:font-size-asian="12pt" style:font-size-complex="12pt"/>
    </style:style>
    <style:style style:name="P107" style:family="paragraph" style:parent-style-name="Text_20_body">
      <style:text-properties fo:language="en" fo:country="AU" officeooo:rsid="000a27d1" officeooo:paragraph-rsid="000a27d1"/>
    </style:style>
    <style:style style:name="P108" style:family="paragraph" style:parent-style-name="Text_20_body">
      <style:text-properties fo:language="en" fo:country="AU" officeooo:rsid="000ae30a" officeooo:paragraph-rsid="000ae30a"/>
    </style:style>
    <style:style style:name="P109" style:family="paragraph" style:parent-style-name="Text_20_body">
      <style:text-properties fo:language="en" fo:country="AU" officeooo:rsid="000b1c2b" officeooo:paragraph-rsid="000b1c2b"/>
    </style:style>
    <style:style style:name="P110" style:family="paragraph" style:parent-style-name="Text_20_body">
      <style:text-properties fo:language="en" fo:country="AU" officeooo:rsid="00166c63" officeooo:paragraph-rsid="00166c63"/>
    </style:style>
    <style:style style:name="P111" style:family="paragraph" style:parent-style-name="Text_20_body">
      <style:text-properties fo:language="en" fo:country="AU" officeooo:rsid="00174e3c"/>
    </style:style>
    <style:style style:name="P112" style:family="paragraph" style:parent-style-name="Text_20_body">
      <style:text-properties fo:language="en" fo:country="AU" officeooo:rsid="001b2097" officeooo:paragraph-rsid="001b2097"/>
    </style:style>
    <style:style style:name="P113" style:family="paragraph" style:parent-style-name="Text_20_body">
      <style:text-properties fo:language="en" fo:country="AU" officeooo:rsid="001f5b0f" officeooo:paragraph-rsid="001f5b0f"/>
    </style:style>
    <style:style style:name="P114" style:family="paragraph" style:parent-style-name="Text_20_body">
      <style:text-properties officeooo:rsid="00174e3c" officeooo:paragraph-rsid="00174e3c"/>
    </style:style>
    <style:style style:name="P115" style:family="paragraph" style:parent-style-name="Text_20_body">
      <style:text-properties officeooo:rsid="001921ee" officeooo:paragraph-rsid="001921ee"/>
    </style:style>
    <style:style style:name="P116" style:family="paragraph" style:parent-style-name="Text_20_body">
      <style:text-properties officeooo:rsid="003bbc67" officeooo:paragraph-rsid="003bbc67"/>
    </style:style>
    <style:style style:name="P117" style:family="paragraph" style:parent-style-name="Text_20_body">
      <style:text-properties officeooo:rsid="003cde79" officeooo:paragraph-rsid="003cde79"/>
    </style:style>
    <style:style style:name="P118" style:family="paragraph" style:parent-style-name="Text_20_body">
      <style:text-properties style:font-name="Courier New1" fo:font-size="8pt" style:font-size-asian="8pt" style:font-size-complex="8pt"/>
    </style:style>
    <style:style style:name="P119"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120"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121"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122" style:family="paragraph" style:parent-style-name="Standard">
      <style:text-properties officeooo:rsid="002f39f1" officeooo:paragraph-rsid="0054e7c0"/>
    </style:style>
    <style:style style:name="P123"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124" style:family="paragraph" style:parent-style-name="Standard" style:list-style-name="L3">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25" style:family="paragraph" style:parent-style-name="Standard">
      <style:paragraph-properties fo:margin-top="0cm" fo:margin-bottom="0cm" loext:contextual-spacing="false"/>
      <style:text-properties fo:language="en" fo:country="AU" officeooo:rsid="0054e7c0" officeooo:paragraph-rsid="0054e7c0"/>
    </style:style>
    <style:style style:name="P126"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127"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128" style:family="paragraph" style:parent-style-name="Text_20_body">
      <style:text-properties officeooo:rsid="0054e7c0" officeooo:paragraph-rsid="0054e7c0"/>
    </style:style>
    <style:style style:name="P129"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130" style:family="paragraph" style:parent-style-name="Heading_20_2">
      <style:text-properties officeooo:rsid="0054e7c0" officeooo:paragraph-rsid="0054e7c0"/>
    </style:style>
    <style:style style:name="P131" style:family="paragraph" style:parent-style-name="Table_20_Contents">
      <style:text-properties officeooo:rsid="002fa348" officeooo:paragraph-rsid="0054e7c0"/>
    </style:style>
    <style:style style:name="P132" style:family="paragraph" style:parent-style-name="Table_20_Contents">
      <style:text-properties officeooo:paragraph-rsid="0054e7c0"/>
    </style:style>
    <style:style style:name="P133" style:family="paragraph" style:parent-style-name="Contents_20_2">
      <style:paragraph-properties>
        <style:tab-stops>
          <style:tab-stop style:position="15.921cm" style:type="right" style:leader-style="dotted" style:leader-text="."/>
        </style:tab-stops>
      </style:paragraph-properties>
    </style:style>
    <style:style style:name="P134" style:family="paragraph" style:parent-style-name="Title" style:master-page-name="Standard">
      <style:paragraph-properties style:page-number="1"/>
      <style:text-properties fo:language="en" fo:country="AU"/>
    </style:style>
    <style:style style:name="P135" style:family="paragraph" style:parent-style-name="Contents_20_1">
      <style:paragraph-properties>
        <style:tab-stops>
          <style:tab-stop style:position="15.921cm" style:type="right" style:leader-style="dotted" style:leader-text="."/>
        </style:tab-stops>
      </style:paragraph-properties>
    </style:style>
    <style:style style:name="P136" style:family="paragraph">
      <loext:graphic-properties draw:fill="solid" draw:fill-color="#dddddd"/>
      <style:text-properties fo:font-size="12pt"/>
    </style:style>
    <style:style style:name="P137" style:family="paragraph">
      <loext:graphic-properties draw:fill="solid" draw:fill-color="#dddddd"/>
      <style:text-properties style:font-name="Courier New1" fo:font-size="8pt" style:font-size-asian="8pt" style:font-size-complex="8pt"/>
    </style:style>
    <style:style style:name="P138" style:family="paragraph">
      <loext:graphic-properties draw:fill="solid" draw:fill-color="#dddddd"/>
      <style:text-properties style:font-name="Courier New1" fo:font-size="9pt" style:font-size-asian="9pt" style:font-size-complex="9pt"/>
    </style:style>
    <style:style style:name="P139" style:family="paragraph">
      <loext:graphic-properties draw:fill="solid" draw:fill-color="#dddddd"/>
      <style:text-properties style:font-name="Courier New1" fo:font-size="10pt" style:font-size-asian="10pt" style:font-size-complex="10pt"/>
    </style:style>
    <style:style style:name="P140" style:family="paragraph">
      <loext:graphic-properties draw:fill="solid" draw:fill-color="#dddddd"/>
    </style:style>
    <style:style style:name="P141" style:family="paragraph">
      <loext:graphic-properties draw:fill="solid" draw:fill-color="#dddddd"/>
      <style:text-properties style:font-name="Courier New1" fo:font-size="9pt" style:font-size-asian="9pt" style:font-name-complex="Courier New1" style:font-size-complex="9pt"/>
    </style:style>
    <style:style style:name="P142" style:family="paragraph">
      <loext:graphic-properties draw:fill="solid" draw:fill-color="#cccccc"/>
      <style:text-properties style:font-name="Courier New1" fo:font-size="9.5pt" style:font-size-asian="9.5pt" style:font-size-complex="9.5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c658"/>
    </style:style>
    <style:style style:name="T27" style:family="text">
      <style:text-properties officeooo:rsid="003cde79"/>
    </style:style>
    <style:style style:name="T28" style:family="text">
      <style:text-properties officeooo:rsid="003e5a99"/>
    </style:style>
    <style:style style:name="T29" style:family="text">
      <style:text-properties officeooo:rsid="003ea037"/>
    </style:style>
    <style:style style:name="T30" style:family="text">
      <style:text-properties officeooo:rsid="0043a769"/>
    </style:style>
    <style:style style:name="T31" style:family="text">
      <style:text-properties officeooo:rsid="00489804"/>
    </style:style>
    <style:style style:name="T32" style:family="text">
      <style:text-properties officeooo:rsid="004a6f73"/>
    </style:style>
    <style:style style:name="T33" style:family="text">
      <style:text-properties officeooo:rsid="0051d942"/>
    </style:style>
    <style:style style:name="T34" style:family="text">
      <style:text-properties fo:font-size="12pt"/>
    </style:style>
    <style:style style:name="T35" style:family="text">
      <style:text-properties style:font-name="Courier New1" fo:font-size="9pt" style:font-size-asian="9pt" style:font-size-complex="9pt"/>
    </style:style>
    <style:style style:name="T36" style:family="text">
      <style:text-properties style:font-name="Courier New1" fo:font-size="8pt" style:font-size-asian="8pt" style:font-size-complex="8pt"/>
    </style:style>
    <style:style style:name="T37"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38" style:family="text">
      <style:text-properties fo:font-weight="bold" style:font-weight-asian="bold" style:font-weight-complex="bold"/>
    </style:style>
    <style:style style:name="T39" style:family="text">
      <style:text-properties fo:font-size="10pt" style:font-size-asian="10pt" style:font-size-complex="10pt"/>
    </style:style>
    <style:style style:name="T40" style:family="text">
      <style:text-properties style:font-name="Courier New1" fo:font-size="9pt" style:font-size-asian="9pt" style:font-name-complex="Courier New1" style:font-size-complex="9pt"/>
    </style:style>
    <style:style style:name="T41" style:family="text">
      <style:text-properties style:font-name="Courier New1" fo:font-size="9pt" style:font-name-complex="Courier New1"/>
    </style:style>
    <style:style style:name="T42" style:family="text">
      <style:text-properties style:font-name="Courier New1" fo:font-size="9.5pt" style:font-size-asian="9.5pt" style:font-size-complex="9.5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text:a xlink:type="simple" xlink:href="#__RefHeading___Toc1518_4284848634">High Level Overview<text:tab/>1</text:a></text:p>
          <text:p text:style-name="P133"><text:a xlink:type="simple" xlink:href="#__RefHeading___Toc1522_4284848634">Definitions<text:tab/>2</text:a></text:p>
          <text:p text:style-name="P133"><text:a xlink:type="simple" xlink:href="#__RefHeading___Toc1524_4284848634">Principles<text:tab/>2</text:a></text:p>
          <text:p text:style-name="P135"><text:a xlink:type="simple" xlink:href="#__RefHeading___Toc2512_1703417213">Interfacing to the Sims.<text:tab/>3</text:a></text:p>
          <text:p text:style-name="P133"><text:a xlink:type="simple" xlink:href="#__RefHeading___Toc2514_1703417213">P3d<text:tab/>3</text:a></text:p>
          <text:p text:style-name="P133"><text:a xlink:type="simple" xlink:href="#__RefHeading___Toc2516_1703417213">DCS<text:tab/>3</text:a></text:p>
          <text:p text:style-name="P133"><text:a xlink:type="simple" xlink:href="#__RefHeading___Toc2518_1703417213">XPlane<text:tab/>4</text:a></text:p>
          <text:p text:style-name="P135"><text:a xlink:type="simple" xlink:href="#__RefHeading___Toc1520_4284848634">Choice of platform for the hardware interface.<text:tab/>4</text:a></text:p>
          <text:p text:style-name="P135"><text:a xlink:type="simple" xlink:href="#__RefHeading___Toc1642_4284848634">Program tasks<text:tab/>4</text:a></text:p>
          <text:p text:style-name="P135"><text:a xlink:type="simple" xlink:href="#__RefHeading___Toc1644_4284848634">Protocols<text:tab/>5</text:a></text:p>
          <text:p text:style-name="P135"><text:a xlink:type="simple" xlink:href="#__RefHeading___Toc1646_4284848634">Learning's from Different Modules<text:tab/>6</text:a></text:p>
          <text:p text:style-name="P135"><text:a xlink:type="simple" xlink:href="#__RefHeading___Toc1650_4284848634">Initiating Scripts on Pi Nodes<text:tab/>6</text:a></text:p>
          <text:p text:style-name="P135"><text:a xlink:type="simple" xlink:href="#__RefHeading___Toc1652_4284848634">Receive UDP Port utilisation<text:tab/>7</text:a></text:p>
          <text:p text:style-name="P135"><text:a xlink:type="simple" xlink:href="#__RefHeading___Toc1766_4284848634">System Flows<text:tab/>9</text:a></text:p>
          <text:p text:style-name="P135"><text:a xlink:type="simple" xlink:href="#__RefHeading___Toc1654_4284848634">Code Modules<text:tab/>11</text:a></text:p>
          <text:p text:style-name="P133"><text:a xlink:type="simple" xlink:href="#__RefHeading___Toc2520_1703417213">PhyHWLink_Arduino_Sender_Emulator<text:tab/>11</text:a></text:p>
          <text:p text:style-name="P133"><text:a xlink:type="simple" xlink:href="#__RefHeading___Toc2522_1703417213">PhyHWLink_GUI_Sender<text:tab/>12</text:a></text:p>
          <text:p text:style-name="P133"><text:a xlink:type="simple" xlink:href="#__RefHeading___Toc2773_1482856887">PhyHWLink_Lamp_Output_Emulator<text:tab/>14</text:a></text:p>
          <text:p text:style-name="P133"><text:a xlink:type="simple" xlink:href="#__RefHeading___Toc2677_214636671">PhyHWLink_Keystroke_Sender<text:tab/>14</text:a></text:p>
          <text:p text:style-name="P133"><text:a xlink:type="simple" xlink:href="#__RefHeading___Toc1275_2271273762">PhyHWLink_Pri_Node_Input<text:tab/>15</text:a></text:p>
          <text:p text:style-name="P133"><text:a xlink:type="simple" xlink:href="#__RefHeading___Toc1768_4284848634">pyHWLink_USB_Reader<text:tab/>15</text:a></text:p>
          <text:p text:style-name="P133"><text:a xlink:type="simple" xlink:href="#__RefHeading___Toc1770_4284848634">USB Interfaces<text:tab/>16</text:a></text:p>
          <text:p text:style-name="P133"><text:a xlink:type="simple" xlink:href="#__RefHeading___Toc2524_1703417213">PyHWLink_Control_XPlane<text:tab/>16</text:a></text:p>
          <text:p text:style-name="P133"><text:a xlink:type="simple" xlink:href="#__RefHeading___Toc1656_4284848634">UDP_Reflector<text:tab/>18</text:a></text:p>
          <text:p text:style-name="P135"><text:a xlink:type="simple" xlink:href="#__RefHeading___Toc1660_4284848634">Code Status<text:tab/>18</text:a></text:p>
          <text:p text:style-name="P135"><text:a xlink:type="simple" xlink:href="#__RefHeading___Toc1526_4284848634">Coding Learnings<text:tab/>19</text:a></text:p>
          <text:p text:style-name="P133"><text:a xlink:type="simple" xlink:href="#__RefHeading___Toc1528_4284848634">Logging<text:tab/>19</text:a></text:p>
          <text:p text:style-name="P133"><text:soft-page-break/><text:a xlink:type="simple" xlink:href="#__RefHeading___Toc1530_4284848634">Command Line Parameters<text:tab/>20</text:a></text:p>
          <text:p text:style-name="P133"><text:a xlink:type="simple" xlink:href="#__RefHeading___Toc1532_4284848634">Configuration Files<text:tab/>21</text:a></text:p>
          <text:p text:style-name="P133"><text:a xlink:type="simple" xlink:href="#__RefHeading___Toc1534_4284848634">Error Handling In Python<text:tab/>22</text:a></text:p>
          <text:p text:style-name="P133"><text:a xlink:type="simple" xlink:href="#__RefHeading___Toc1277_2271273762">Persisting Information<text:tab/>23</text:a></text:p>
          <text:p text:style-name="P133"><text:a xlink:type="simple" xlink:href="#__RefHeading___Toc1279_2271273762">Networking in Python<text:tab/>24</text:a></text:p>
          <text:p text:style-name="P133"><text:a xlink:type="simple" xlink:href="#__RefHeading___Toc1426_2109721845">Pick a Python Version<text:tab/>26</text:a></text:p>
          <text:p text:style-name="P133"><text:a xlink:type="simple" xlink:href="#__RefHeading___Toc1428_2109721845">Processing Data<text:tab/>27</text:a></text:p>
          <text:p text:style-name="P133"><text:a xlink:type="simple" xlink:href="#__RefHeading___Toc2769_1482856887">Working with Datasets<text:tab/>29</text:a></text:p>
          <text:p text:style-name="P133"><text:a xlink:type="simple" xlink:href="#__RefHeading___Toc1536_4284848634">PI Addressing<text:tab/>30</text:a></text:p>
          <text:p text:style-name="P135"><text:a xlink:type="simple" xlink:href="#__RefHeading___Toc1772_4284848634">Code To Dos<text:tab/>30</text:a></text:p>
          <text:p text:style-name="P133"><text:a xlink:type="simple" xlink:href="#__RefHeading___Toc1774_4284848634">pyHWLink_USB_Reader<text:tab/>30</text:a></text:p>
        </text:index-body>
      </text:table-of-content>
      <text:p text:style-name="P2"/>
      <text:h text:style-name="P33"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33" text:outline-level="2"><text:bookmark-start text:name="__RefHeading___Toc1524_4284848634"/>Principles<text:bookmark-end text:name="__RefHeading___Toc1524_4284848634"/></text:h>
      <text:p text:style-name="P54"/>
      <text:list xml:id="list2810866087" text:style-name="L1">
        <text:list-item>
          <text:p text:style-name="P123">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123">Accept inputs from push, toggle, rotary, and rotary encoders.</text:p>
        </text:list-item>
        <text:list-item>
          <text:p text:style-name="P123">Outputs – analog and digital, text. <text:s/>All outputs are normalised before being send to output card/block. <text:s/>Should consider the format used by DCS-BIOS</text:p>
        </text:list-item>
        <text:list-item>
          <text:p text:style-name="P123">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123">A shallow native shim is used to link the simulator to this hardware modules. <text:s/>As an example, LUA is used with DCS, for P3D Sim Connect used.</text:p>
        </text:list-item>
        <text:list-item>
          <text:p text:style-name="P123">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123">Indicator test, a single command will be supported to light all indicators, and perhaps cycle gauges.</text:p>
        </text:list-item>
        <text:list-item>
          <text:p text:style-name="P123">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123">Will initially develop using DCS, and the variable names currently used by the A10</text:p>
        </text:list-item>
        <text:list-item>
          <text:p text:style-name="P123"><text:soft-page-break/>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123">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123">Each distributed node will have a Unique identifier, which largely is used to uniquely identify different input modules.</text:p>
        </text:list-item>
        <text:list-item>
          <text:p text:style-name="P123">Each distributed node will maintain a state machine for its interfaces, sending only deltas to the Primary Node</text:p>
        </text:list-item>
        <text:list-item>
          <text:p text:style-name="P123">Distributed nodes receiving non-string values receive data as A=V:A1=V1:A2=V2</text:p>
        </text:list-item>
        <text:list-item>
          <text:p text:style-name="P123">Packets from input nodes will have the format of DX:A=V:A1=V1, where X is the input node number. <text:s/>The Node number is only indicated in the front of the packet, not at the individual AV pair.</text:p>
        </text:list-item>
        <text:list-item>
          <text:p text:style-name="P123">If an AV pair is not known it will be silently discarded unless the Primary node is in learning mode – where it will ask the operator what task should be assigned to the unknown AV pair.</text:p>
        </text:list-item>
        <text:list-item>
          <text:p text:style-name="P123">Learning Mode is determined by an argument on the command line ‘learning’ or in the </text:p>
        </text:list-item>
        <text:list-item>
          <text:p text:style-name="P123">Debug Mode is determined by an argument on the command line ‘debug’</text:p>
        </text:list-item>
      </text:list>
      <text:p text:style-name="P2"/>
      <text:p text:style-name="P2"/>
      <text:h text:style-name="P51"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53">Traditionally I’d worked with FSUIPC, work has provided a very consistent interface through the different generations of Microsoft’s, and now P3d sims. <text:s/>As SimConnect is now increasingly commonly used using that for the interface to the Sim.</text:p>
      <text:p text:style-name="P53">This does mean at least part of the workload has to run on the PC. <text:s/>It is intended this will be a very shallow shim, with the bulk of the workload running on the Pi.</text:p>
      <text:p text:style-name="P53">Where necessary keystrokes will be used to send commands to the Sim</text:p>
      <text:h text:style-name="Heading_20_2" text:outline-level="2"><text:bookmark-start text:name="__RefHeading___Toc2516_1703417213"/>DCS<text:bookmark-end text:name="__RefHeading___Toc2516_1703417213"/></text:h>
      <text:p text:style-name="Standard"/>
      <text:p text:style-name="P84">The type of interface used in DCS depends heavily on the aircraft being flown. <text:s/>The study models will use commands sent over UDP.</text:p>
      <text:p text:style-name="P84"/>
      <text:p text:style-name="P84">For the more generic models keystrokes will need to be send to the Sim. <text:s/>This means a shallow shim will need to run on the primary Sim. <text:s/>Current plan is to send Windows Keycodes over UDP, with the Windows API being used to inject keystrokes into the <text:soft-page-break/>Keyboard buffer.</text:p>
      <text:h text:style-name="Heading_20_2" text:outline-level="2"><text:bookmark-start text:name="__RefHeading___Toc2518_1703417213"/>XPlane<text:bookmark-end text:name="__RefHeading___Toc2518_1703417213"/></text:h>
      <text:p text:style-name="Text_20_body"/>
      <text:p text:style-name="P116">Originally tried to use the API interface that allowed reading and writing to variables, found the reading worked very well for subscribing to a data stream from the Simulator. <text:s text:c="2"/>Using that API in the different direction wasn’t so good.</text:p>
      <text:p text:style-name="P116">Using a different approach to control Xplane, <text:span text:style-name="T26">which will initially just send keystrokes.</text:span></text:p>
      <text:p text:style-name="P116"/>
      <text:p text:style-name="P117"/>
      <text:p text:style-name="P116"/>
      <text:p text:style-name="P116"/>
      <text:p text:style-name="Text_20_body"/>
      <text:h text:style-name="P50"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50"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text:soft-page-break/>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122462739" text:style-name="WWNum2">
        <text:list-item>
          <text:p text:style-name="P127">IP Address code listens on (optional - if not explicitly configured 127.0.0.1)</text:p>
        </text:list-item>
        <text:list-item>
          <text:p text:style-name="P127">Port Code listens on (optional – if not explicitly configured 7784 for input module and 7785 for output module. <text:s/>(still considering whether to leave export.lua sending direct to existing Arduino units)</text:p>
        </text:list-item>
        <text:list-item>
          <text:p text:style-name="P127">Mapping of input to aircraft commands and aircraft outputs to physical displays/gauges.</text:p>
        </text:list-item>
      </text:list>
      <text:p text:style-name="P2"/>
      <text:h text:style-name="P50"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6"># If Sending Commands to DCS with Ikarus installed</text:p>
      <text:p text:style-name="P6"># The values to be sent can be found</text:p>
      <text:p text:style-name="P6"># C:\Program Files\Eagle Dynamics\DCS World\Mods\aircraft\Uh-1H\Input\UH-1H\joystick</text:p>
      <text:p text:style-name="P6"># Structure is</text:p>
      <text:p text:style-name="P6"># C - Command</text:p>
      <text:p text:style-name="P6"># 15 - Cockpit Device Id</text:p>
      <text:p text:style-name="P6"># 3003 - Unknown but seen in multiple places</text:p>
      <text:p text:style-name="P6"># Switch Position</text:p>
      <text:p text:style-name="P6"># Send to Port UDP_PORT = 26027</text:p>
      <text:p text:style-name="P6"># MESSAGE = "C15,3003,-1" - Turns Test Switch on - All warning lights</text:p>
      <text:p text:style-name="P6"># MESSAGE = "C15,3003,0" - Turns Test Switch to centre</text:p>
      <text:p text:style-name="P6"># MESSAGE = "C15,3003,1" - Turns Test Switch to Reset - clears caution on front panel</text:p>
      <text:p text:style-name="P6"># Bright/Dim 15,3004</text:p>
      <text:h text:style-name="P50" text:outline-level="1"><text:soft-page-break/></text:h>
      <text:h text:style-name="P50" text:outline-level="1"><text:bookmark-start text:name="__RefHeading___Toc1646_4284848634"/><text:span text:style-name="T9">Learning's</text:span> from Different Modules<text:bookmark-end text:name="__RefHeading___Toc1646_4284848634"/></text:h>
      <text:h text:style-name="P33" text:outline-level="2"/>
      <text:p text:style-name="P54"/>
      <text:p text:style-name="P54"/>
      <text:p text:style-name="P31">Raspberry Pi</text:p>
      <text:p text:style-name="P52">The USB.Core library provides a low level interface for the <text:span text:style-name="T8">Raspberry</text:span> Pi. <text:s/>It is able to scan the USB bus and report back what is attached.</text:p>
      <text:p text:style-name="P52">The code scans the USB bus looking for a specific device, and then detaches the device from the Kernel driver. <text:s/>Once this is completes it then runs a set configuration, and then asks for a data block from the target device on a frequent interval.</text:p>
      <text:p text:style-name="P52">A quick check is made to see if the value returned is different from the last interval, if it is then the list holding switch positions if refreshed</text:p>
      <text:p text:style-name="P52"/>
      <text:h text:style-name="P50" text:outline-level="1"/>
      <text:h text:style-name="P50"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7">sudo crontab -e</text:p>
      <text:p text:style-name="P2"/>
      <text:p text:style-name="P2">And add line</text:p>
      <text:p text:style-name="P7">@reboot sh /home/pi/Documents/Flightsim/Huey\ Caution\ Panel/my_server 2&gt;&amp;1</text:p>
      <text:p text:style-name="P2"/>
      <text:p text:style-name="P2">Which results in the crontab file looking like</text:p>
      <text:p text:style-name="P2"/>
      <text:p text:style-name="P7"># Edit this file to introduce tasks to be run by cron.</text:p>
      <text:p text:style-name="P7">..</text:p>
      <text:p text:style-name="P7">..</text:p>
      <text:p text:style-name="P7">#</text:p>
      <text:p text:style-name="P7">@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7">### BEGIN INIT INFO</text:p>
      <text:p text:style-name="P7"><text:soft-page-break/># Provides: my_server</text:p>
      <text:p text:style-name="P7"># Required-Start: $remote_fs $syslog $network</text:p>
      <text:p text:style-name="P7"># Required-Stop: $remote_fs $syslog $network</text:p>
      <text:p text:style-name="P7"># Default-Start: 2 3 4 5</text:p>
      <text:p text:style-name="P7"># Default-Stop: 0 1 6</text:p>
      <text:p text:style-name="P7"># Short-Description: Simple Web Server</text:p>
      <text:p text:style-name="P7"># Description: Simple Web Server</text:p>
      <text:p text:style-name="P7">### END INIT INFO</text:p>
      <text:p text:style-name="P7"/>
      <text:p text:style-name="P7">#! /bin/sh</text:p>
      <text:p text:style-name="P7"># /etc/init.d/my_server</text:p>
      <text:p text:style-name="P7"/>
      <text:p text:style-name="P7">export HOME</text:p>
      <text:p text:style-name="P7">echo "Starting My Server"</text:p>
      <text:p text:style-name="P7">cd /home/pi/Documents/Flightsim/Huey\ Caution\ Panel</text:p>
      <text:p text:style-name="P7">sudo /usr/bin/python receiver_004.py <text:s/>2&gt;&amp;1 &amp;</text:p>
      <text:p text:style-name="P7">#sudo /usr/bin/python remoteshut.py 2&gt;&amp;1 &amp;</text:p>
      <text:p text:style-name="P7">exit 0</text:p>
      <text:h text:style-name="P50"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3"/>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126"><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text:span text:style-name="T21">e</text:span>r Emulator. Sends to <text:span text:style-name="T20">Pri_Node_Input</text:span></text:p>
          </table:table-cell>
        </table:table-row>
        <table:table-row table:style-name="Table3.1">
          <table:table-cell table:style-name="Table3.A1" office:value-type="string">
            <text:p text:style-name="P3">7789</text:p>
          </table:table-cell>
          <table:table-cell table:style-name="Table3.A1" office:value-type="string">
            <text:p text:style-name="P3">127.0.0.1</text:p>
          </table:table-cell>
          <table:table-cell table:style-name="Table3.A1" office:value-type="string">
            <text:p text:style-name="P3">GUI_Sender. Sends packets to Pri_Node_Input</text:p>
          </table:table-cell>
        </table:table-row>
        <table:table-row table:style-name="Table3.1">
          <table:table-cell table:style-name="Table3.A1" office:value-type="string">
            <text:p text:style-name="P5">7790</text:p>
          </table:table-cell>
          <table:table-cell table:style-name="Table3.A1" office:value-type="string">
            <text:p text:style-name="P5">PC Running Sim</text:p>
          </table:table-cell>
          <table:table-cell table:style-name="Table3.A1" office:value-type="string">
            <text:p text:style-name="P5">Keystroke_Sender</text:p>
          </table:table-cell>
        </table:table-row>
        <table:table-row table:style-name="Table3.1">
          <table:table-cell table:style-name="Table3.A10" office:value-type="string">
            <text:p text:style-name="P125">7791</text:p>
          </table:table-cell>
          <table:table-cell table:style-name="Table3.A10" office:value-type="string">
            <text:p text:style-name="P125">127.0.0.1</text:p>
          </table:table-cell>
          <table:table-cell table:style-name="Table3.A10" office:value-type="string">
            <text:p text:style-name="P125">Lamp_Output_Emulator</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26027</text:p>
          </table:table-cell>
          <table:table-cell table:style-name="Table3.A10" office:value-type="string">
            <text:p text:style-name="P2">127.0.0.1</text:p>
          </table:table-cell>
          <table:table-cell table:style-name="Table3.A10" office:value-type="string">
            <text:p text:style-name="P3">Pri_Node_Input</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4">49000</text:p>
          </table:table-cell>
          <table:table-cell table:style-name="Table3.A10" office:value-type="string">
            <text:p text:style-name="P4">127.0.0.1</text:p>
          </table:table-cell>
          <table:table-cell table:style-name="Table3.A10" office:value-type="string">
            <text:p text:style-name="P4">Xplane UDP listen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
      <text:p text:style-name="P2"/>
      <text:p text:style-name="P2"/>
      <text:p text:style-name="P2"><text:soft-page-break/></text:p>
      <text:p text:style-name="P31">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8"/>
      <text:p text:style-name="P32">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42"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2"><draw:image xlink:href="Pictures/100081AE0000741E0000522269EA27C0FC593982.svg" xlink:type="simple" xlink:show="embed" xlink:actuate="onLoad" loext:mime-type="image/svg+xml"/><draw:image xlink:href="Pictures/1000020100000349000002536228F49C1B7C4744.png" xlink:type="simple" xlink:show="embed" xlink:actuate="onLoad"/></draw:frame></text:p>
      <text:p text:style-name="Text_20_body"><draw:frame draw:style-name="fr4" draw:name="Image2" text:anchor-type="paragraph" svg:width="16.79cm" svg:height="11.876cm" draw:z-index="23"><draw:image xlink:href="Pictures/1000CA4C0000741E00005222A1D2400322F394DA.svg" xlink:type="simple" xlink:show="embed" xlink:actuate="onLoad" loext:mime-type="image/svg+xml"/><draw:image xlink:href="Pictures/100002010000034900000253B60DB5E10DF66A8A.png" xlink:type="simple" xlink:show="embed" xlink:actuate="onLoad"/></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43" text:outline-level="1"><text:bookmark-start text:name="__RefHeading___Toc1654_4284848634"/><text:alphabetical-index-mark-start text:id="IMark2918830767480"/>Code Modules<text:bookmark-end text:name="__RefHeading___Toc1654_4284848634"/><text:alphabetical-index-mark-end text:id="IMark2918830767480"/></text:h>
      <text:p text:style-name="P56"/>
      <text:h text:style-name="P36" text:outline-level="2"><text:bookmark-start text:name="__RefHeading___Toc2520_1703417213"/>PhyHWLink_Arduino_Sender_Emulator<text:bookmark-end text:name="__RefHeading___Toc2520_1703417213"/></text:h>
      <text:p text:style-name="P75"/>
      <text:p text:style-name="P75">Emulates a Arduino running OverPro’s Joystick interface with a<text:span text:style-name="T19">n</text:span> Ethernet shield.</text:p>
      <text:p text:style-name="P75">As we aren't exposed to an any Joystick button limits, <text:s/>there are 256 buttons supported</text:p>
      <text:p text:style-name="P75">Instead of using the stub to provide a Joystick via USB, delta are sent to a process running on a Raspberry Pi which maps these deltas to commands for the Sim</text:p>
      <text:p text:style-name="P75"/>
      <text:p text:style-name="P75">The Arduino code is <text:span text:style-name="T19">independent</text:span> of the aircraft and simulator that is running, which simplifies its operation.</text:p>
      <text:p text:style-name="P75"/>
      <text:p text:style-name="P75">There is a receive operation where the Arduino will report the state of all</text:p>
      <text:p text:style-name="P75">256 inputs. <text:s/>This will be spread across several packets with a 300mS delay between</text:p>
      <text:p text:style-name="P75"># the packets. <text:s/>The trigger packet is a simple 'CQ'</text:p>
      <text:p text:style-name="P75"/>
      <text:p text:style-name="P75">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75"/>
      <text:p text:style-name="P75">The likelihood of change determines the rate of change of ‘input’ values in a given cycle.</text:p>
      <text:p text:style-name="P75"/>
      <table:table table:name="Table5" table:style-name="Table5">
        <table:table-column table:style-name="Table5.A"/>
        <table:table-column table:style-name="Table5.B"/>
        <table:table-row>
          <table:table-cell table:style-name="Table5.A1" office:value-type="string">
            <text:p text:style-name="P14">Sends to</text:p>
          </table:table-cell>
          <table:table-cell table:style-name="Table5.B1" office:value-type="string">
            <text:p text:style-name="P14">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75">PyHWLink_Pri_Node_Input</text:p>
          </table:table-cell>
          <table:table-cell table:style-name="Table5.B2" office:value-type="string">
            <text:p text:style-name="P14">26027</text:p>
          </table:table-cell>
        </table:table-row>
        <table:table-row>
          <table:table-cell table:style-name="Table5.A2" office:value-type="string">
            <text:p text:style-name="P75">UDP_Reflect</text:p>
          </table:table-cell>
          <table:table-cell table:style-name="Table5.B2" office:value-type="string">
            <text:p text:style-name="P75">27000</text:p>
          </table:table-cell>
        </table:table-row>
        <table:table-row>
          <table:table-cell table:style-name="Table5.A2" office:value-type="string">
            <text:p text:style-name="P75"/>
          </table:table-cell>
          <table:table-cell table:style-name="Table5.B2" office:value-type="string">
            <text:p text:style-name="P75"/>
          </table:table-cell>
        </table:table-row>
      </table:table>
      <text:p text:style-name="P75"/>
      <text:p text:style-name="P76"/>
      <table:table table:name="Table6" table:style-name="Table6">
        <table:table-column table:style-name="Table6.A"/>
        <table:table-column table:style-name="Table6.B"/>
        <table:table-row>
          <table:table-cell table:style-name="Table6.A1" office:value-type="string">
            <text:p text:style-name="P14">Listens to</text:p>
          </table:table-cell>
          <table:table-cell table:style-name="Table6.B1" office:value-type="string">
            <text:p text:style-name="P14">Port</text:p>
          </table:table-cell>
        </table:table-row>
        <table:table-row>
          <table:table-cell table:style-name="Table6.A2" office:value-type="string">
            <text:p text:style-name="P18"/>
          </table:table-cell>
          <table:table-cell table:style-name="Table6.B2" office:value-type="string">
            <text:p text:style-name="P18"/>
          </table:table-cell>
        </table:table-row>
        <table:table-row>
          <table:table-cell table:style-name="Table6.A2" office:value-type="string">
            <text:p text:style-name="P76">PyHWLink_<text:span text:style-name="T17">Send_Query_To_Inputs</text:span></text:p>
          </table:table-cell>
          <table:table-cell table:style-name="Table6.B2" office:value-type="string">
            <text:p text:style-name="P30">26027</text:p>
          </table:table-cell>
        </table:table-row>
        <table:table-row>
          <table:table-cell table:style-name="Table6.A2" office:value-type="string">
            <text:p text:style-name="P76"/>
          </table:table-cell>
          <table:table-cell table:style-name="Table6.B2" office:value-type="string">
            <text:p text:style-name="P76"/>
          </table:table-cell>
        </table:table-row>
      </table:table>
      <text:p text:style-name="P76"/>
      <text:p text:style-name="P76"/>
      <text:p text:style-name="P81">The Packet format is a D followed by Module_Number, Switch_No, Current_Switch_State</text:p>
      <text:p text:style-name="P75"><text:s/></text:p>
      <text:p text:style-name="P82">The packet payload is not fixed length - </text:p>
      <text:p text:style-name="P82"><text:tab/><text:span text:style-name="T18">D00:003:0,00:005:0,00:006:1,00:007:1,00:009:1</text:span></text:p>
      <text:p text:style-name="P65"/>
      <text:p text:style-name="P65"><text:soft-page-break/></text:p>
      <text:p text:style-name="P77"/>
      <text:h text:style-name="P37" text:outline-level="2"><text:bookmark-start text:name="__RefHeading___Toc2522_1703417213"/>PhyHWLink_<text:span text:style-name="T22">GUI</text:span>_Sender<text:bookmark-end text:name="__RefHeading___Toc2522_1703417213"/></text:h>
      <text:p text:style-name="P82"/>
      <text:p text:style-name="P83">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83"/>
      <text:p text:style-name="P83">There are two types of button actions provided:</text:p>
      <text:p text:style-name="P83">1: Classic Toggle Switch Action where switch position is held, and</text:p>
      <text:p text:style-name="P83">2: A Push button, where a simulated Push and Release action is transmitted with a relatively short delay. <text:s/><text:span text:style-name="T24">Its is up to Pri_Node_Input to determine if it will act only on the Press or on both Press and Release (as may be needed if KeyStrokes are being sent)</text:span></text:p>
      <text:p text:style-name="P83"/>
      <text:p text:style-name="P83">The same packet format is used as the Arduino_Sender_Emulator</text:p>
      <text:p text:style-name="P120"><text:s/>b'D01:005:1'</text:p>
      <text:p text:style-name="P83"/>
      <text:p text:style-name="P83">The user can select which module is being emulated (1-5)</text:p>
      <text:p text:style-name="P78"/>
      <table:table table:name="Table7" table:style-name="Table7">
        <table:table-column table:style-name="Table7.A"/>
        <table:table-column table:style-name="Table7.B"/>
        <table:table-row>
          <table:table-cell table:style-name="Table7.A1" office:value-type="string">
            <text:p text:style-name="P15">Sends to</text:p>
          </table:table-cell>
          <table:table-cell table:style-name="Table7.B1" office:value-type="string">
            <text:p text:style-name="P15">Port</text:p>
          </table:table-cell>
        </table:table-row>
        <table:table-row>
          <table:table-cell table:style-name="Table7.A2" office:value-type="string">
            <text:p text:style-name="P19"/>
          </table:table-cell>
          <table:table-cell table:style-name="Table7.B2" office:value-type="string">
            <text:p text:style-name="P19"/>
          </table:table-cell>
        </table:table-row>
        <table:table-row>
          <table:table-cell table:style-name="Table7.A2" office:value-type="string">
            <text:p text:style-name="P78">PyHWLink_Pri_Node_Input</text:p>
          </table:table-cell>
          <table:table-cell table:style-name="Table7.B2" office:value-type="string">
            <text:p text:style-name="P15">26027</text:p>
          </table:table-cell>
        </table:table-row>
        <table:table-row>
          <table:table-cell table:style-name="Table7.A2" office:value-type="string">
            <text:p text:style-name="P78">UDP_Reflect</text:p>
          </table:table-cell>
          <table:table-cell table:style-name="Table7.B2" office:value-type="string">
            <text:p text:style-name="P78">27000</text:p>
          </table:table-cell>
        </table:table-row>
        <table:table-row>
          <table:table-cell table:style-name="Table7.A2" office:value-type="string">
            <text:p text:style-name="P78"/>
          </table:table-cell>
          <table:table-cell table:style-name="Table7.B2" office:value-type="string">
            <text:p text:style-name="P78"/>
          </table:table-cell>
        </table:table-row>
      </table:table>
      <text:p text:style-name="P78"/>
      <text:p text:style-name="P78"/>
      <text:p text:style-name="P83">The GUI is manually laid out.</text:p>
      <text:p text:style-name="P83"/>
      <text:p text:style-name="P83"><draw:frame draw:style-name="fr5" draw:name="Image4" text:anchor-type="paragraph" svg:width="14.288cm" svg:height="6.033cm" draw:z-index="0"><draw:image xlink:href="Pictures/100000000000021C000000E4947E1322D1460899.jpg" xlink:type="simple" xlink:show="embed" xlink:actuate="onLoad" loext:mime-type="image/jpeg"/></draw:frame></text:p>
      <text:p text:style-name="P83"/>
      <text:p text:style-name="P83"/>
      <text:p text:style-name="P83"><text:soft-page-break/></text:p>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21">Switch</text:p>
              <text:p text:style-name="P21"><text:s/>No</text:p>
            </table:table-cell>
            <table:table-cell table:style-name="Table8SwitchAllocations.A1" office:value-type="string">
              <text:p text:style-name="P20">Role</text:p>
            </table:table-cell>
            <table:table-cell table:style-name="Table8SwitchAllocations.A1" office:value-type="string">
              <text:p text:style-name="P23">Pressed</text:p>
            </table:table-cell>
            <table:table-cell table:style-name="Table8SwitchAllocations.A1" office:value-type="string">
              <text:p text:style-name="P23">Released</text:p>
            </table:table-cell>
            <table:table-cell table:style-name="Table8SwitchAllocations.E1" office:value-type="string">
              <text:p text:style-name="P24">Temp or Held</text:p>
            </table:table-cell>
          </table:table-row>
        </table:table-header-rows>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1</text:p>
          </table:table-cell>
          <table:table-cell table:style-name="Table8SwitchAllocations.A2" office:value-type="string">
            <text:p text:style-name="P23">Gear</text:p>
          </table:table-cell>
          <table:table-cell table:style-name="Table8SwitchAllocations.A2" office:value-type="string">
            <text:p text:style-name="P23">Gear <text:span text:style-name="T24">Down</text:span></text:p>
          </table:table-cell>
          <table:table-cell table:style-name="Table8SwitchAllocations.A2" office:value-type="string">
            <text:p text:style-name="P23">Gear <text:span text:style-name="T24">Up</text:span></text:p>
          </table:table-cell>
          <table:table-cell table:style-name="Table8SwitchAllocations.E2" office:value-type="string">
            <text:p text:style-name="P24">Held</text:p>
          </table:table-cell>
        </table:table-row>
        <table:table-row>
          <table:table-cell table:style-name="Table8SwitchAllocations.A2" office:value-type="string">
            <text:p text:style-name="P20">2</text:p>
          </table:table-cell>
          <table:table-cell table:style-name="Table8SwitchAllocations.A2" office:value-type="string">
            <text:p text:style-name="P24">Landing Lights</text:p>
          </table:table-cell>
          <table:table-cell table:style-name="Table8SwitchAllocations.A2" office:value-type="string">
            <text:p text:style-name="P24">Lights On</text:p>
          </table:table-cell>
          <table:table-cell table:style-name="Table8SwitchAllocations.A2" office:value-type="string">
            <text:p text:style-name="P24">Lights off</text:p>
          </table:table-cell>
          <table:table-cell table:style-name="Table8SwitchAllocations.E2" office:value-type="string">
            <text:p text:style-name="P24">Held</text:p>
          </table:table-cell>
        </table:table-row>
        <table:table-row>
          <table:table-cell table:style-name="Table8SwitchAllocations.A2" office:value-type="string">
            <text:p text:style-name="P20">3</text:p>
          </table:table-cell>
          <table:table-cell table:style-name="Table8SwitchAllocations.A2" office:value-type="string">
            <text:p text:style-name="P23">Flaps Increment Up</text:p>
          </table:table-cell>
          <table:table-cell table:style-name="Table8SwitchAllocations.A2" office:value-type="string">
            <text:p text:style-name="P25">Flaps Inc Up</text:p>
          </table:table-cell>
          <table:table-cell table:style-name="Table8SwitchAllocations.A2" office:value-type="string">
            <text:p text:style-name="Table_20_Contents"/>
          </table:table-cell>
          <table:table-cell table:style-name="Table8SwitchAllocations.E2" office:value-type="string">
            <text:p text:style-name="P24">Temp</text:p>
          </table:table-cell>
        </table:table-row>
        <table:table-row>
          <table:table-cell table:style-name="Table8SwitchAllocations.A2" office:value-type="string">
            <text:p text:style-name="P20">4</text:p>
          </table:table-cell>
          <table:table-cell table:style-name="Table8SwitchAllocations.A2" office:value-type="string">
            <text:p text:style-name="P22">Pause Sim</text:p>
          </table:table-cell>
          <table:table-cell table:style-name="Table8SwitchAllocations.A2" office:value-type="string">
            <text:p text:style-name="P26">Pause Sim</text:p>
          </table:table-cell>
          <table:table-cell table:style-name="Table8SwitchAllocations.A2" office:value-type="string">
            <text:p text:style-name="Table_20_Contents"/>
          </table:table-cell>
          <table:table-cell table:style-name="Table8SwitchAllocations.E2" office:value-type="string">
            <text:p text:style-name="P26">Temp</text:p>
          </table:table-cell>
        </table:table-row>
        <table:table-row>
          <table:table-cell table:style-name="Table8SwitchAllocations.A2" office:value-type="string">
            <text:p text:style-name="P20">5</text:p>
          </table:table-cell>
          <table:table-cell table:style-name="Table8SwitchAllocations.A2" office:value-type="string">
            <text:p text:style-name="P23">Exit Sim</text:p>
          </table:table-cell>
          <table:table-cell table:style-name="Table8SwitchAllocations.A2" office:value-type="string">
            <text:p text:style-name="P26">Exit Sim</text:p>
          </table:table-cell>
          <table:table-cell table:style-name="Table8SwitchAllocations.A2" office:value-type="string">
            <text:p text:style-name="Table_20_Contents"/>
          </table:table-cell>
          <table:table-cell table:style-name="Table8SwitchAllocations.E2" office:value-type="string">
            <text:p text:style-name="P26">Temp</text:p>
          </table:table-cell>
        </table:table-row>
        <table:table-row>
          <table:table-cell table:style-name="Table8SwitchAllocations.A2" office:value-type="string">
            <text:p text:style-name="P20">6</text:p>
          </table:table-cell>
          <table:table-cell table:style-name="Table8SwitchAllocations.A2" office:value-type="string">
            <text:p text:style-name="P23">Wheel Brakes</text:p>
          </table:table-cell>
          <table:table-cell table:style-name="Table8SwitchAllocations.A2" office:value-type="string">
            <text:p text:style-name="P26">Brakes On</text:p>
          </table:table-cell>
          <table:table-cell table:style-name="Table8SwitchAllocations.A2" office:value-type="string">
            <text:p text:style-name="P26">Brakes Off</text:p>
          </table:table-cell>
          <table:table-cell table:style-name="Table8SwitchAllocations.E2" office:value-type="string">
            <text:p text:style-name="Table_20_Contents"/>
          </table:table-cell>
        </table:table-row>
        <table:table-row>
          <table:table-cell table:style-name="Table8SwitchAllocations.A2" office:value-type="string">
            <text:p text:style-name="P20">7</text:p>
          </table:table-cell>
          <table:table-cell table:style-name="Table8SwitchAllocations.A2" office:value-type="string">
            <text:p text:style-name="P23">Flaps Increment Down</text:p>
          </table:table-cell>
          <table:table-cell table:style-name="Table8SwitchAllocations.A2" office:value-type="string">
            <text:p text:style-name="P25">Flaps Inc Down</text:p>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1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11</text:p>
          </table:table-cell>
          <table:table-cell table:style-name="Table8SwitchAllocations.A2" office:value-type="string">
            <text:p text:style-name="Table_20_Contents"/>
          </table:table-cell>
          <table:table-cell table:style-name="Table8SwitchAllocations.A2" office:value-type="string">
            <text:p text:style-name="P20"/>
          </table:table-cell>
          <table:table-cell table:style-name="Table8SwitchAllocations.A2" office:value-type="string">
            <text:p text:style-name="P20"/>
          </table:table-cell>
          <table:table-cell table:style-name="Table8SwitchAllocations.E2" office:value-type="string">
            <text:p text:style-name="P20"/>
          </table:table-cell>
        </table:table-row>
        <table:table-row>
          <table:table-cell table:style-name="Table8SwitchAllocations.A2" office:value-type="string">
            <text:p text:style-name="P20"><text:span text:style-name="T23">1</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1</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1</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1</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1</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1</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1</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1</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2</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3</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3</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ext:soft-page-break/>
        <table:table-row>
          <table:table-cell table:style-name="Table8SwitchAllocations.A2" office:value-type="string">
            <text:p text:style-name="P20"><text:span text:style-name="T23">3</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3</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3</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0"><text:span text:style-name="T23">3</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
      <text:p text:style-name="P83"/>
      <text:h text:style-name="P130" text:outline-level="2"><text:bookmark-start text:name="__RefHeading___Toc2773_1482856887"/>PhyHWLink_Lamp_Output_Emulator<text:bookmark-end text:name="__RefHeading___Toc2773_1482856887"/></text:h>
      <text:p text:style-name="Text_20_body"/>
      <text:p text:style-name="P128">This module receives UDP packets containing desire output state for lamps. <text:s/>It may be extended to receive string information for airspeed, radions etc, but initally just aimed at displaying output state.</text:p>
      <text:p text:style-name="P122"/>
      <table:table table:name="Table13" table:style-name="Table13">
        <table:table-column table:style-name="Table13.A"/>
        <table:table-column table:style-name="Table13.B"/>
        <table:table-row>
          <table:table-cell table:style-name="Table13.A1" office:value-type="string">
            <text:p text:style-name="P131">Listens to</text:p>
          </table:table-cell>
          <table:table-cell table:style-name="Table13.B1" office:value-type="string">
            <text:p text:style-name="P131">Port</text:p>
          </table:table-cell>
        </table:table-row>
        <table:table-row>
          <table:table-cell table:style-name="Table13.A2" office:value-type="string">
            <text:p text:style-name="P132"/>
          </table:table-cell>
          <table:table-cell table:style-name="Table13.B2" office:value-type="string">
            <text:p text:style-name="P132"/>
          </table:table-cell>
        </table:table-row>
        <table:table-row>
          <table:table-cell table:style-name="Table13.A2" office:value-type="string">
            <text:p text:style-name="P122">PyHWLink_<text:span text:style-name="T27">Pri_Node_Output</text:span></text:p>
          </table:table-cell>
          <table:table-cell table:style-name="Table13.B2" office:value-type="string">
            <text:p text:style-name="P125">7791</text:p>
          </table:table-cell>
        </table:table-row>
        <table:table-row>
          <table:table-cell table:style-name="Table13.A2" office:value-type="string">
            <text:p text:style-name="P122"/>
          </table:table-cell>
          <table:table-cell table:style-name="Table13.B2" office:value-type="string">
            <text:p text:style-name="P122"/>
          </table:table-cell>
        </table:table-row>
      </table:table>
      <text:p text:style-name="P122"/>
      <text:p text:style-name="P128"/>
      <text:h text:style-name="P38" text:outline-level="2"><text:bookmark-start text:name="__RefHeading___Toc2677_214636671"/>PhyHWLink_Keystroke_Sender<text:bookmark-end text:name="__RefHeading___Toc2677_214636671"/></text:h>
      <text:p text:style-name="P98"/>
      <text:p text:style-name="P99">This module receives characters to be send to whatever application has focus, which should ultimately be the flight sim. <text:s/>It uses a low level API to increase the likelihood interoperability with DirectX based games.</text:p>
      <text:p text:style-name="P99"/>
      <text:p text:style-name="P80"/>
      <table:table table:name="Table11" table:style-name="Table11">
        <table:table-column table:style-name="Table11.A"/>
        <table:table-column table:style-name="Table11.B"/>
        <table:table-row>
          <table:table-cell table:style-name="Table11.A1" office:value-type="string">
            <text:p text:style-name="P17">Sends to</text:p>
          </table:table-cell>
          <table:table-cell table:style-name="Table11.B1" office:value-type="string">
            <text:p text:style-name="P17">Port</text:p>
          </table:table-cell>
        </table:table-row>
        <table:table-row>
          <table:table-cell table:style-name="Table11.A2" office:value-type="string">
            <text:p text:style-name="P29"/>
          </table:table-cell>
          <table:table-cell table:style-name="Table11.B2" office:value-type="string">
            <text:p text:style-name="P29"/>
          </table:table-cell>
        </table:table-row>
        <table:table-row>
          <table:table-cell table:style-name="Table11.A2" office:value-type="string">
            <text:p text:style-name="P99">Whatever Application currently has focus</text:p>
          </table:table-cell>
          <table:table-cell table:style-name="Table11.B2" office:value-type="string">
            <text:p text:style-name="P30">Windows API for local machine</text:p>
          </table:table-cell>
        </table:table-row>
        <table:table-row>
          <table:table-cell table:style-name="Table11.A2" office:value-type="string">
            <text:p text:style-name="P80"/>
          </table:table-cell>
          <table:table-cell table:style-name="Table11.B2" office:value-type="string">
            <text:p text:style-name="P80"/>
          </table:table-cell>
        </table:table-row>
      </table:table>
      <text:p text:style-name="P80"/>
      <text:p text:style-name="P80"/>
      <table:table table:name="Table12" table:style-name="Table12">
        <table:table-column table:style-name="Table12.A"/>
        <table:table-column table:style-name="Table12.B"/>
        <text:soft-page-break/>
        <table:table-row>
          <table:table-cell table:style-name="Table12.A1" office:value-type="string">
            <text:p text:style-name="P17">Listens to</text:p>
          </table:table-cell>
          <table:table-cell table:style-name="Table12.B1" office:value-type="string">
            <text:p text:style-name="P17">Port</text:p>
          </table:table-cell>
        </table:table-row>
        <table:table-row>
          <table:table-cell table:style-name="Table12.A2" office:value-type="string">
            <text:p text:style-name="P29"/>
          </table:table-cell>
          <table:table-cell table:style-name="Table12.B2" office:value-type="string">
            <text:p text:style-name="P29"/>
          </table:table-cell>
        </table:table-row>
        <table:table-row>
          <table:table-cell table:style-name="Table12.A2" office:value-type="string">
            <text:p text:style-name="P80">PyHWLink_<text:span text:style-name="T27">Pri_Node_Inputs (and derivatives)</text:span></text:p>
          </table:table-cell>
          <table:table-cell table:style-name="Table12.B2" office:value-type="string">
            <text:p text:style-name="P30">7790</text:p>
          </table:table-cell>
        </table:table-row>
        <table:table-row>
          <table:table-cell table:style-name="Table12.A2" office:value-type="string">
            <text:p text:style-name="P80"/>
          </table:table-cell>
          <table:table-cell table:style-name="Table12.B2" office:value-type="string">
            <text:p text:style-name="P80"/>
          </table:table-cell>
        </table:table-row>
      </table:table>
      <text:p text:style-name="P80"/>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70">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70"/>
      <text:p text:style-name="P70">It has a learning mode which, as the name suggests, listens to events, and enables the user to assign a task to an event. <text:s/>Events are stored in ‘input_assignments.json’</text:p>
      <text:p text:style-name="P70"/>
      <text:p text:style-name="P70">Pri_Node_Input is reflector enabled, which means it sends a copy of its outputs to the UDP_Reflector process for forwarding to WireShark as needed.</text:p>
      <text:p text:style-name="P70"/>
      <text:p text:style-name="P70"><draw:frame draw:style-name="fr1" draw:name="Frame5" text:anchor-type="paragraph" svg:width="15.921cm" draw:z-index="1"><draw:text-box fo:min-height="5.833cm"><text:p text:style-name="Illustration"><draw:frame draw:style-name="fr6" draw:name="Image3" text:anchor-type="as-char" svg:width="15.921cm" style:rel-width="100%" svg:height="5.833cm" style:rel-height="scale" draw:z-index="11"><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p>
      <text:h text:style-name="P34" text:outline-level="2"><text:bookmark-start text:name="__RefHeading___Toc1768_4284848634"/>pyHWLink_USB_Reader<text:bookmark-end text:name="__RefHeading___Toc1768_4284848634"/></text:h>
      <text:p text:style-name="P59"/>
      <text:p text:style-name="P61">This module <text:span text:style-name="T10">interfaces directly to USB hardware. <text:s/>It runs a loop looking for any deltas in button positions. <text:s/>If a delta is detected, only the changed button sates are sent to Pri_Node_Input.</text:span></text:p>
      <text:p text:style-name="P61"/>
      <text:p text:style-name="P62"><text:soft-page-break/>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62"/>
      <text:h text:style-name="P35" text:outline-level="2"><text:bookmark-start text:name="__RefHeading___Toc1770_4284848634"/>USB Interfaces<text:bookmark-end text:name="__RefHeading___Toc1770_4284848634"/></text:h>
      <text:p text:style-name="P60"/>
      <text:p text:style-name="P60">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60"/>
      <text:p text:style-name="P60">The follow vendor and product Ids are used for the Leo Bodnar cards:</text:p>
      <text:p text:style-name="P6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
          </table:table-cell>
          <table:table-cell table:style-name="Table2.A1" office:value-type="string">
            <text:p text:style-name="P13">Vendor Id</text:p>
          </table:table-cell>
          <table:table-cell table:style-name="Table2.C1" office:value-type="string">
            <text:p text:style-name="P13">Product Id</text:p>
          </table:table-cell>
        </table:table-row>
        <table:table-row table:style-name="Table2.1">
          <table:table-cell table:style-name="Table2.A1" office:value-type="string">
            <text:p text:style-name="P13">BU0836</text:p>
          </table:table-cell>
          <table:table-cell table:style-name="Table2.A1" office:value-type="string">
            <text:p text:style-name="P13">0x16c0</text:p>
          </table:table-cell>
          <table:table-cell table:style-name="Table2.C1" office:value-type="string">
            <text:p text:style-name="P13">0x05b5</text:p>
          </table:table-cell>
        </table:table-row>
        <table:table-row table:style-name="Table2.1">
          <table:table-cell table:style-name="Table2.A1" office:value-type="string">
            <text:p text:style-name="P13">BU0836X</text:p>
          </table:table-cell>
          <table:table-cell table:style-name="Table2.A1" office:value-type="string">
            <text:p text:style-name="P60">0x1dd2</text:p>
          </table:table-cell>
          <table:table-cell table:style-name="Table2.C1" office:value-type="string">
            <text:p text:style-name="P60">0x1001</text:p>
          </table:table-cell>
        </table:table-row>
        <table:table-row table:style-name="Table2.1">
          <table:table-cell table:style-name="Table2.A1" office:value-type="string">
            <text:p text:style-name="P13">BBI-32</text:p>
          </table:table-cell>
          <table:table-cell table:style-name="Table2.A1" office:value-type="string">
            <text:p text:style-name="P13">tba</text:p>
          </table:table-cell>
          <table:table-cell table:style-name="Table2.C1" office:value-type="string">
            <text:p text:style-name="P13">tba</text:p>
          </table:table-cell>
        </table:table-row>
      </table:table>
      <text:p text:style-name="P60"/>
      <text:p text:style-name="P60"/>
      <text:p text:style-name="P60"/>
      <text:p text:style-name="P60">The USB interfaces will still be normalised over the UDP interfaces, and should support requests to report the status of all Joystick interfaces, perhaps with a 10mS delay between the sending the status of each button input.</text:p>
      <text:p text:style-name="P60"/>
      <text:p text:style-name="P59">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59"/>
      <text:h text:style-name="Heading_20_2" text:outline-level="2"><text:bookmark-start text:name="__RefHeading___Toc2524_1703417213"/>PyHWLink_Control_X<text:span text:style-name="T27">P</text:span>lane<text:bookmark-end text:name="__RefHeading___Toc2524_1703417213"/></text:h>
      <text:p text:style-name="Standard"/>
      <text:p text:style-name="P85">Whilst extracting information from X-P<text:span text:style-name="T30">l</text:span>ane was relativel<text:span text:style-name="T28">y straight forward, trying</text:span> to control X-Plane <text:span text:style-name="T28">was a little more exciting.</text:span></text:p>
      <text:p text:style-name="P85"/>
      <text:p text:style-name="P86">Was originally trying to use the ‘inverse’ of data extraction by writing to an offset with a set of parameters. <text:s/></text:p>
      <text:p text:style-name="P86"/>
      <text:p text:style-name="P66">('DATA'.encode('utf-8'), 0, 14, 0, -999, -999, -999, -999, -999, -999, -999)</text:p>
      <text:p text:style-name="P86"/>
      <text:p text:style-name="P87">This didn’t work so well. <text:s/><text:span text:style-name="T29">However found some very useful information at</text:span></text:p>
      <text:p text:style-name="P87"/>
      <text:p text:style-name="P87"><text:span text:style-name="T29"><text:s/></text:span><text:a xlink:type="simple" xlink:href="http://blog.shahada.abubakar.net/post/linux-udp-network-client-library-for-x-plane-10-and-11" text:style-name="Internet_20_link" text:visited-style-name="Visited_20_Internet_20_Link"><text:span text:style-name="T29">http://blog.shahada.abubakar.net/post/linux-udp-network-client-library-for-x-plane-10-</text:span></text:a><text:soft-page-break/><text:a xlink:type="simple" xlink:href="http://blog.shahada.abubakar.net/post/linux-udp-network-client-library-for-x-plane-10-and-11" text:style-name="Internet_20_link" text:visited-style-name="Visited_20_Internet_20_Link"><text:span text:style-name="T29">and-11</text:span></text:a><text:span text:style-name="T29">, specifically in the section</text:span></text:p>
      <text:p text:style-name="P87"/>
      <text:p text:style-name="P88">CMND (Client to X-Plane)</text:p>
      <text:p text:style-name="P88"/>
      <text:list xml:id="list2856742630" text:style-name="L2">
        <text:list-item>
          <text:p text:style-name="P129">char [5] name = CMND\0</text:p>
        </text:list-item>
        <text:list-item>
          <text:p text:style-name="P129">char[] cmnd = "sim/flight_controls/flaps_down"</text:p>
        </text:list-item>
      </text:list>
      <text:p text:style-name="P87"/>
      <text:p text:style-name="P90">This references a document in the Xplane folder which explains how to control X-Plane,for X-Plane 11.26, <text:s/>it is found in X-Plane → Instructions → X-Plane SPECS from Austin → Exchanging Data with X-Plane.</text:p>
      <text:p text:style-name="P90"/>
      <text:p text:style-name="P89">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91">This didn’t seem to be there in 11.26, but if you go Keyboard → All and then over over something if interest, you see the required string.</text:p>
      <text:p text:style-name="P91"/>
      <text:p text:style-name="P91"/>
      <text:p text:style-name="P92">Once you have the needed string it needs to be assembled, packed and sent. <text:s/>The payload header is CMD, followed by a 0 (need to work out what that is), and then the string to be send.</text:p>
      <text:p text:style-name="P92"/>
      <text:p text:style-name="P118">values = ('CMND'.encode('utf-8'), 0, 'sim/flight_controls/flaps_down'.encode('utf-8'))</text:p>
      <text:p text:style-name="P118">packer = struct.Struct('4s B 32s')</text:p>
      <text:p text:style-name="P118">packed_data = packer.pack(*values) <text:s text:c="5"/></text:p>
      <text:p text:style-name="P118">sock = socket.socket(socket.AF_INET, socket.SOCK_DGRAM) # UDP</text:p>
      <text:p text:style-name="P118">sock.sendto((packed_data), (UDP_IP_Address, UDP_Port))</text:p>
      <text:p text:style-name="P92"/>
      <text:p text:style-name="P93">During initial testing – not all values operated. Inc-Flaps-Up, Inc-Flaps-Down. <text:s/>Wheels-Brakes-On appeared to operate at start of flight, not not after flight. <text:s text:c="2"/>Sim Pause and Quit operated ok, <text:s/>Gear-Up, Gear Down, Landing Lights didn’t operate. <text:span text:style-name="T31">This was due a slightly lazy copy of the initial config which has a fixed length for the string.</text:span></text:p>
      <text:p text:style-name="P93"/>
      <text:p text:style-name="P94">After correcting that – landing lights and brakes not operating correctly. <text:s/>Changed from brakes_maximum to brakes_regular (which mapped to keystroke B)</text:p>
      <text:p text:style-name="P94"/>
      <text:p text:style-name="P95">Lights was due to another cop<text:span text:style-name="T32">y</text:span> and paste mistake, second part of string was flight controls when it should have been lights.</text:p>
      <text:p text:style-name="P95"/>
      <text:p text:style-name="P96">sim/flight_controls/landing_lights_on</text:p>
      <text:p text:style-name="P96">sim/lights/landing_lights_on</text:p>
      <text:p text:style-name="P96"/>
      <text:p text:style-name="P97"><text:soft-page-break/>Assigned a keystroke to the hold brakes regular, what this seems to do is require keystroke to be held, so for the moment will avoid hold commands.</text:p>
      <text:p text:style-name="P79"/>
      <table:table table:name="Table9" table:style-name="Table9">
        <table:table-column table:style-name="Table9.A"/>
        <table:table-column table:style-name="Table9.B"/>
        <table:table-row>
          <table:table-cell table:style-name="Table9.A1" office:value-type="string">
            <text:p text:style-name="P16">Sends to</text:p>
          </table:table-cell>
          <table:table-cell table:style-name="Table9.B1" office:value-type="string">
            <text:p text:style-name="P16">Port</text:p>
          </table:table-cell>
        </table:table-row>
        <table:table-row>
          <table:table-cell table:style-name="Table9.A2" office:value-type="string">
            <text:p text:style-name="P27"/>
          </table:table-cell>
          <table:table-cell table:style-name="Table9.B2" office:value-type="string">
            <text:p text:style-name="P27"/>
          </table:table-cell>
        </table:table-row>
        <table:table-row>
          <table:table-cell table:style-name="Table9.A2" office:value-type="string">
            <text:p text:style-name="P85">XPlane</text:p>
          </table:table-cell>
          <table:table-cell table:style-name="Table9.B2" office:value-type="string">
            <text:p text:style-name="P28">49000</text:p>
          </table:table-cell>
        </table:table-row>
        <table:table-row>
          <table:table-cell table:style-name="Table9.A2" office:value-type="string">
            <text:p text:style-name="P79">UDP_Reflect</text:p>
          </table:table-cell>
          <table:table-cell table:style-name="Table9.B2" office:value-type="string">
            <text:p text:style-name="P79">27000</text:p>
          </table:table-cell>
        </table:table-row>
        <table:table-row>
          <table:table-cell table:style-name="Table9.A2" office:value-type="string">
            <text:p text:style-name="P79"/>
          </table:table-cell>
          <table:table-cell table:style-name="Table9.B2" office:value-type="string">
            <text:p text:style-name="P79"/>
          </table:table-cell>
        </table:table-row>
      </table:table>
      <text:p text:style-name="P79"/>
      <text:p text:style-name="P79"/>
      <table:table table:name="Table10" table:style-name="Table10">
        <table:table-column table:style-name="Table10.A"/>
        <table:table-column table:style-name="Table10.B"/>
        <table:table-row>
          <table:table-cell table:style-name="Table10.A1" office:value-type="string">
            <text:p text:style-name="P16">Listens to</text:p>
          </table:table-cell>
          <table:table-cell table:style-name="Table10.B1" office:value-type="string">
            <text:p text:style-name="P16">Port</text:p>
          </table:table-cell>
        </table:table-row>
        <table:table-row>
          <table:table-cell table:style-name="Table10.A2" office:value-type="string">
            <text:p text:style-name="P27"/>
          </table:table-cell>
          <table:table-cell table:style-name="Table10.B2" office:value-type="string">
            <text:p text:style-name="P27"/>
          </table:table-cell>
        </table:table-row>
        <table:table-row>
          <table:table-cell table:style-name="Table10.A2" office:value-type="string">
            <text:p text:style-name="P79">PyHWLink_<text:span text:style-name="T27">Pri_Node_Inputs</text:span></text:p>
          </table:table-cell>
          <table:table-cell table:style-name="Table10.B2" office:value-type="string">
            <text:p text:style-name="P28">TBA</text:p>
          </table:table-cell>
        </table:table-row>
        <table:table-row>
          <table:table-cell table:style-name="Table10.A2" office:value-type="string">
            <text:p text:style-name="P79"/>
          </table:table-cell>
          <table:table-cell table:style-name="Table10.B2" office:value-type="string">
            <text:p text:style-name="P79"/>
          </table:table-cell>
        </table:table-row>
      </table:table>
      <text:p text:style-name="P79"/>
      <text:p text:style-name="P79"/>
      <text:h text:style-name="P33" text:outline-level="2"><text:bookmark-start text:name="__RefHeading___Toc1656_4284848634"/>UDP_Reflector<text:bookmark-end text:name="__RefHeading___Toc1656_4284848634"/></text:h>
      <text:p text:style-name="P56"/>
      <text:p text:style-name="P56">Displays and optionally forwards packets to a wireshark receiver</text:p>
      <text:p text:style-name="P56">Listens on a well known port 27000 (ie fixed)</text:p>
      <text:p text:style-name="P56">By default displays all packets but will filter using simple character matching (no wild carding)</text:p>
      <text:p text:style-name="P56"/>
      <text:p text:style-name="P56">Command line options</text:p>
      <text:p text:style-name="P56">a: filterstring - display packets containing this string</text:p>
      <text:p text:style-name="P56">b: IP Address and Port to send to <text:span text:style-name="T9">W</text:span>ire<text:span text:style-name="T9">S</text:span>hark</text:p>
      <text:h text:style-name="P49" text:outline-level="1"><text:bookmark-start text:name="__RefHeading___Toc1658_4284848634"/><text:bookmark-end text:name="__RefHeading___Toc1658_4284848634"/></text:h>
      <text:p text:style-name="P56"/>
      <text:h text:style-name="P48" text:outline-level="1"/>
      <text:h text:style-name="P48" text:outline-level="1"/>
      <text:h text:style-name="P48" text:outline-level="1"><text:bookmark-start text:name="__RefHeading___Toc1660_4284848634"/>Code Status<text:bookmark-end text:name="__RefHeading___Toc1660_4284848634"/></text:h>
      <text:p text:style-name="P5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9"/>
            </table:table-cell>
            <table:table-cell table:style-name="Table4.A1" office:value-type="string">
              <text:p text:style-name="P10">Complete</text:p>
            </table:table-cell>
            <table:table-cell table:style-name="Table4.A1" office:value-type="string">
              <text:p text:style-name="P10">Cmd_line</text:p>
            </table:table-cell>
            <table:table-cell table:style-name="Table4.A1" office:value-type="string">
              <text:p text:style-name="P10">Debug</text:p>
            </table:table-cell>
            <table:table-cell table:style-name="Table4.A1" office:value-type="string">
              <text:p text:style-name="P10">Config_File</text:p>
            </table:table-cell>
            <table:table-cell table:style-name="Table4.F1" office:value-type="string">
              <text:p text:style-name="P10">Doc</text:p>
            </table:table-cell>
          </table:table-row>
        </table:table-header-rows>
        <table:table-row>
          <table:table-cell table:style-name="Table4.A2" office:value-type="string">
            <text:p text:style-name="P11"/>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12"/>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ext:soft-page-break/>
        <table:table-row>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12">pyHWLink_USB_Reader</text:p>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row>
          <table:table-cell table:style-name="Table4.A2" office:value-type="string">
            <text:p text:style-name="P11">UDP_Reflector</text:p>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A2" office:value-type="string">
            <text:p text:style-name="P9"/>
          </table:table-cell>
          <table:table-cell table:style-name="Table4.F2" office:value-type="string">
            <text:p text:style-name="P9"/>
          </table:table-cell>
        </table:table-row>
      </table:table>
      <text:p text:style-name="P54"/>
      <text:h text:style-name="P48" text:outline-level="1"><text:bookmark-start text:name="__RefHeading___Toc1526_4284848634"/>Coding Learnings<text:bookmark-end text:name="__RefHeading___Toc1526_4284848634"/></text:h>
      <text:p text:style-name="P55"/>
      <text:h text:style-name="P33" text:outline-level="2"><text:bookmark-start text:name="__RefHeading___Toc1528_4284848634"/>Logging<text:bookmark-end text:name="__RefHeading___Toc1528_4284848634"/></text:h>
      <text:p text:style-name="P54"/>
      <text:p text:style-name="P56">The logging module (import logging) enable you to determine which messages will be displayed on the console</text:p>
      <text:p text:style-name="P56"/>
      <text:p text:style-name="P63">logging.basicConfig(format='%(asctime)s:%(levelname)s:%(message)s',level=logging.INFO)</text:p>
      <text:p text:style-name="P63">#logging.basicConfig(format='%(asctime)s:%(levelname)s:%(message)s',level=logging.DEBUG)</text:p>
      <text:p text:style-name="P63"/>
      <text:p text:style-name="P67">Once the value is set it cannot be changed mid-execution, <text:span text:style-name="T2">so it is best to set at the top of the program.</text:span></text:p>
      <text:p text:style-name="P67"/>
      <text:h text:style-name="P33" text:outline-level="2"/>
      <text:h text:style-name="P39" text:outline-level="2"><text:bookmark-start text:name="__RefHeading___Toc1530_4284848634"/>Command Line Parameters<text:bookmark-end text:name="__RefHeading___Toc1530_4284848634"/></text:h>
      <text:p text:style-name="P68"/>
      <text:p text:style-name="P68">Command line parameters (from optparse import OptionParser) are easily managed with this module.</text:p>
      <text:p text:style-name="P68"><draw:frame text:anchor-type="char" draw:z-index="10" draw:name="Shape3" draw:style-name="gr6" draw:text-style-name="P138" svg:width="16.573cm" svg:height="4.689cm" svg:x="0cm" svg:y="0.259cm"><draw:text-box><text:p><text:span text:style-name="T35"/></text:p><text:p><text:span text:style-name="T35">D:\&gt;UDP_Reflector.py --help</text:span></text:p><text:p><text:span text:style-name="T35">2019-01-13 07:49:41,712:INFO:Unable to find UDP_Reflector_config.py</text:span></text:p><text:p><text:span text:style-name="T35">Usage: UDP_Reflector.py [options]</text:span></text:p><text:p><text:span text:style-name="T35"/></text:p><text:p><text:span text:style-name="T35">Options:</text:span></text:p><text:p><text:span text:style-name="T35"><text:s text:c="2"/></text:span><text:span text:style-name="T35">-h, --help <text:s text:c="11"/>show this help message and exit</text:span></text:p><text:p><text:span text:style-name="T35"><text:s text:c="2"/></text:span><text:span text:style-name="T35">-w opt_W_Host, --wh=opt_W_Host</text:span></text:p><text:p><text:span text:style-name="T35"><text:s text:c="24"/></text:span><text:span text:style-name="T35">Wireshark Target IP Address</text:span></text:p><text:p><text:span text:style-name="T35"><text:s text:c="2"/></text:span><text:span text:style-name="T35">-u opt_W_Port, --wp=opt_W_Port</text:span></text:p><text:p><text:span text:style-name="T35"><text:s text:c="24"/></text:span><text:span text:style-name="T35">Wireshark Target Port. 27001 is used if not explicity</text:span></text:p><text:p><text:span text:style-name="T35"><text:s text:c="24"/></text:span><text:span text:style-name="T35">specified</text:span></text:p><text:p><text:span text:style-name="T35"/></text:p></draw:text-box></draw:frame></text:p>
      <text:p text:style-name="P69">Command line options are easily added, including help.</text:p>
      <text:p text:style-name="P69"/>
      <text:h text:style-name="P33" text:outline-level="2"><draw:frame text:anchor-type="paragraph" draw:z-index="16" draw:name="Shape4" draw:style-name="gr10" draw:text-style-name="P139"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39" text:outline-level="2"><text:bookmark-start text:name="__RefHeading___Toc1532_4284848634"/>Configuration Files<text:bookmark-end text:name="__RefHeading___Toc1532_4284848634"/></text:h>
      <text:p text:style-name="P54"/>
      <text:p text:style-name="P57">A local file can hold settings for a program. <text:s/>Its a good idea to simple extend the name of the <text:s/>primary code with ‘_config’ at the end. <text:s/>The file type should be ‘.py’</text:p>
      <text:p text:style-name="P57"/>
      <text:p text:style-name="P57"><text:span text:style-name="T3">e.</text:span>g. PyHWLink_UDP_Reflector configuration file is UDP_Reflector_config.py</text:p>
      <text:p text:style-name="P57"/>
      <text:p text:style-name="P57">The values are loaded early in the code</text:p>
      <text:p text:style-name="P57"><draw:frame text:anchor-type="paragraph" draw:z-index="17" draw:name="Shape1" draw:style-name="gr11" draw:text-style-name="P142" svg:width="16.537cm" svg:height="7.885cm" svg:x="0cm" svg:y="0.36cm"><draw:text-box><text:p><text:span text:style-name="T42"/></text:p><text:p><text:span text:style-name="T42">try:</text:span></text:p><text:p><text:span text:style-name="T42"/></text:p><text:p><text:span text:style-name="T42"><text:s text:c="4"/></text:span><text:span text:style-name="T42">if not (os.path.isfile(config_file)):</text:span></text:p><text:p><text:span text:style-name="T42"><text:s text:c="8"/></text:span></text:p><text:p><text:span text:style-name="T42"><text:s text:c="8"/></text:span><text:span text:style-name="T42">logging.info('Unable to find ' + config_file)</text:span></text:p><text:p><text:span text:style-name="T42"/></text:p><text:p><text:span text:style-name="T42"><text:s text:c="8"/></text:span></text:p><text:p><text:span text:style-name="T42"><text:s text:c="4"/></text:span><text:span text:style-name="T42">else:</text:span></text:p><text:p><text:span text:style-name="T42"><text:s text:c="8"/></text:span><text:span text:style-name="T42">try:</text:span></text:p><text:p><text:span text:style-name="T42"><text:s text:c="12"/></text:span><text:span text:style-name="T42">from config_file import *</text:span></text:p><text:p><text:span text:style-name="T42"><text:s text:c="12"/></text:span></text:p><text:p><text:span text:style-name="T42"><text:s text:c="16"/></text:span></text:p><text:p><text:span text:style-name="T42"><text:s text:c="8"/></text:span><text:span text:style-name="T42">except Exception as other:</text:span></text:p><text:p><text:span text:style-name="T42"><text:s text:c="12"/></text:span><text:span text:style-name="T42">logging.critical("Error in Initialisation: " + str(other))</text:span></text:p><text:p><text:span text:style-name="T42"/></text:p><text:p><text:span text:style-name="T42"><text:s text:c="12"/></text:span><text:span text:style-name="T42">print('Unable to open "' + config_file + '"' )</text:span></text:p><text:p><text:span text:style-name="T42"><text:s text:c="12"/></text:span><text:span text:style-name="T42">print('Or variable assignment incorrect - forgot quotes for string?')</text:span></text:p><text:p><text:span text:style-name="T42"><text:s text:c="12"/></text:span><text:span text:style-name="T42">print('Defaults used')</text:span></text:p></draw:text-box></draw:frame></text:p>
      <text:p text:style-name="P57"/>
      <text:p text:style-name="P58">The configuration file looks like a series of variable assignments</text:p>
      <text:p text:style-name="P58"><draw:frame text:anchor-type="paragraph" draw:z-index="18" draw:name="Shape2" draw:style-name="gr12" draw:text-style-name="P142" svg:width="8.362cm" svg:height="1.456cm" svg:x="0.432cm" svg:y="0.196cm"><draw:text-box><text:p><text:span text:style-name="T42"/></text:p><text:p><text:span text:style-name="T42">learning = True</text:span></text:p><text:p><text:span text:style-name="T42">AircraftType = 'A10C'</text:span></text:p></draw:text-box></draw:frame></text:p>
      <text:p text:style-name="P64"/>
      <text:p text:style-name="P64"/>
      <text:h text:style-name="P33" text:outline-level="2"/>
      <text:h text:style-name="P39" text:outline-level="2"><text:bookmark-start text:name="__RefHeading___Toc1534_4284848634"/>Error Handling In Python<text:bookmark-end text:name="__RefHeading___Toc1534_4284848634"/></text:h>
      <text:p text:style-name="P64"/>
      <text:p text:style-name="P64"/>
      <text:p text:style-name="P107">Its good form to use the try and except constructs, </text:p>
      <text:p text:style-name="P108"><draw:frame text:anchor-type="paragraph" draw:z-index="5" draw:name="Shape5" draw:style-name="gr2" draw:text-style-name="P137" svg:width="17.463cm" svg:height="10.272cm" svg:x="0.148cm" svg:y="0.046cm"><draw:text-box><text:p><text:span text:style-name="T36">def ReceivePacket():</text:span></text:p><text:p><text:span text:style-name="T36"/></text:p><text:p><text:span text:style-name="T36"/></text:p><text:p><text:span text:style-name="T36"><text:s text:c="4"/></text:span><text:span text:style-name="T37">while True:</text:span></text:p><text:p><text:span text:style-name="T36"><text:s text:c="8"/></text:span></text:p><text:p><text:span text:style-name="T36"><text:s text:c="7"/></text:span><text:span text:style-name="T37"><text:s/></text:span><text:span text:style-name="T37">try:</text:span></text:p><text:p><text:span text:style-name="T36"/></text:p><text:p><text:span text:style-name="T36"><text:s text:c="12"/></text:span><text:span text:style-name="T36">data, (Source_IP, Source_Port) <text:s/>= serverSock.recvfrom(1500)</text:span></text:p><text:p><text:span text:style-name="T36"/></text:p><text:p><text:span text:style-name="T36"><text:s text:c="12"/></text:span><text:span text:style-name="T36">ReceivedPacket = data</text:span></text:p><text:p><text:span text:style-name="T36"><text:s text:c="12"/></text:span><text:span text:style-name="T36">packets_processed = packets_processed + 1</text:span></text:p><text:p><text:span text:style-name="T36"/></text:p><text:p><text:span text:style-name="T36"><text:s text:c="12"/></text:span><text:span text:style-name="T36">ProcessReceivedString( str(ReceivedPacket), Source_IP , str(Source_Port) )</text:span></text:p><text:p><text:span text:style-name="T36"><text:s text:c="12"/></text:span></text:p><text:p><text:span text:style-name="T36"><text:s text:c="12"/></text:span><text:span text:style-name="T36">logging.debug("Iterations since last packet " + str(iterations_Since_Last_Packet))</text:span></text:p><text:p><text:span text:style-name="T36"/></text:p><text:p><text:span text:style-name="T36"><text:s text:c="46"/></text:span></text:p><text:p><text:span text:style-name="T36"><text:s text:c="8"/></text:span><text:span text:style-name="T37">except socket.timeout</text:span><text:span text:style-name="T36">:</text:span></text:p><text:p><text:span text:style-name="T36"><text:s text:c="12"/></text:span><text:span text:style-name="T36">iterations_Since_Last_Packet = iterations_Since_Last_Packet + <text:s/>1</text:span></text:p><text:p><text:span text:style-name="T36"><text:s text:c="12"/></text:span><text:span text:style-name="T36">if debugging == True and (iterations_Since_Last_Packet &gt; 10000):</text:span></text:p><text:p><text:span text:style-name="T36"><text:s text:c="16"/></text:span><text:span text:style-name="T36">print("[i] Mid Receive Timeout - " + time.asctime())</text:span></text:p><text:p><text:span text:style-name="T36"><text:s text:c="16"/></text:span><text:span text:style-name="T36">iterations_Since_Last_Packet=0</text:span></text:p><text:p><text:span text:style-name="T36"/></text:p><text:p><text:span text:style-name="T36"><text:s text:c="16"/></text:span></text:p><text:p><text:span text:style-name="T36"><text:s text:c="16"/></text:span><text:span text:style-name="T36">last_time_display = time.time()</text:span></text:p><text:p><text:span text:style-name="T36"><text:s text:c="16"/></text:span><text:span text:style-name="T36">packets_processed = 0</text:span></text:p><text:p><text:span text:style-name="T36"><text:s text:c="12"/></text:span><text:span text:style-name="T36">continue</text:span></text:p><text:p><text:span text:style-name="T36"/></text:p><text:p><text:span text:style-name="T36"><text:s text:c="8"/></text:span><text:span text:style-name="T37">except Exception as other:</text:span></text:p><text:p><text:span text:style-name="T36"><text:s text:c="12"/></text:span><text:span text:style-name="T36">logging.critical('Error in ReceivePacket: ' + str(other))</text:span></text:p><text:p><text:span text:style-name="T36"><text:s text:c="12"/></text:span></text:p><text:p><text:span text:style-name="T36"/></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08"><draw:frame text:anchor-type="paragraph" draw:z-index="6" draw:name="Shape6" draw:style-name="gr3" draw:text-style-name="P138" svg:width="17.419cm" svg:height="2.162cm" svg:x="0cm" svg:y="0.09cm"><draw:text-box><text:p><text:span text:style-name="T35"/></text:p><text:p><text:span text:style-name="T35">2019-01-13 08:25:39,410:INFO:Unable to find UDP_Reflector_config.py</text:span></text:p><text:p><text:span text:style-name="T35">Listening on port 27000</text:span></text:p><text:p><text:span text:style-name="T35">2019-01-13 08:25:44,424:INFO:Keepalive check 0 Packets Processed. 0 packets per second.</text:span></text:p><text:p><text:span text:style-name="T35">2019-01-13 08:25:49,438:INFO:Keepalive check 0 Packets Processed. 0 packets per second.</text:span></text:p></draw:text-box></draw:frame></text:p>
      <text:p text:style-name="P107"/>
      <text:p text:style-name="P107"/>
      <text:p text:style-name="P107"/>
      <text:p text:style-name="P109"/>
      <text:p text:style-name="P41">Having a catch-all exception handler ensures that something is logged if an exception occurs. <text:s/><text:span text:style-name="T5">Included in excepted captures should be a Ctrl-C to gracefully exit, cleaning up resources.</text:span></text:p>
      <text:p text:style-name="P109"/>
      <text:p text:style-name="P109"><draw:frame text:anchor-type="char" draw:z-index="3" draw:name="Shape7" draw:style-name="gr1" draw:text-style-name="P136" svg:width="13.733cm" svg:height="12.551cm" svg:x="0.009cm" svg:y="-0.22cm"><draw:text-box><text:p><text:span text:style-name="T34"/></text:p><text:p><text:span text:style-name="T35">def CleanUpAndExit():</text:span></text:p><text:p><text:span text:style-name="T35"><text:s text:c="4"/></text:span><text:span text:style-name="T35">try:</text:span></text:p><text:p><text:span text:style-name="T35"><text:s text:c="8"/></text:span><text:span text:style-name="T35"># Catch Ctl-C and quit</text:span></text:p><text:p><text:span text:style-name="T35"><text:s text:c="8"/></text:span><text:span text:style-name="T35">print('')</text:span></text:p><text:p><text:span text:style-name="T35"><text:s text:c="8"/></text:span><text:span text:style-name="T35">print('Exiting')</text:span></text:p><text:p><text:span text:style-name="T35"><text:s text:c="8"/></text:span><text:span text:style-name="T35">print('')</text:span></text:p><text:p><text:span text:style-name="T35"><text:s text:c="8"/></text:span><text:span text:style-name="T35">try:</text:span></text:p><text:p><text:span text:style-name="T35"><text:s text:c="12"/></text:span><text:span text:style-name="T35">serverSock.close()</text:span></text:p><text:p><text:span text:style-name="T35"><text:s text:c="8"/></text:span><text:span text:style-name="T35">except:</text:span></text:p><text:p><text:span text:style-name="T35"><text:s text:c="12"/></text:span><text:span text:style-name="T35">logging.critical('Unable to close server socket')</text:span></text:p><text:p><text:span text:style-name="T35"><text:s text:c="8"/></text:span><text:span text:style-name="T35">sys.exit(0)</text:span></text:p><text:p><text:span text:style-name="T35"/></text:p><text:p><text:span text:style-name="T35"><text:s text:c="4"/></text:span><text:span text:style-name="T35">except Exception as other:</text:span></text:p><text:p><text:span text:style-name="T35"><text:s text:c="8"/></text:span><text:span text:style-name="T35">logging.critical('Error in CleanUpAndExit: ' + str(other))</text:span></text:p><text:p><text:span text:style-name="T35"><text:s text:c="8"/></text:span><text:span text:style-name="T35">sys.exit(0)</text:span></text:p><text:p><text:span text:style-name="T34"/></text:p><text:p><text:span text:style-name="T35"/></text:p><text:p><text:span text:style-name="T35">def Main():</text:span></text:p><text:p><text:span text:style-name="T35"/></text:p><text:p><text:span text:style-name="T35"><text:s text:c="4"/></text:span><text:span text:style-name="T35">print('Listening on port ' + str(UDP_Port))</text:span></text:p><text:p><text:span text:style-name="T35"><text:s text:c="4"/></text:span><text:span text:style-name="T35">try:</text:span></text:p><text:p><text:span text:style-name="T35"/></text:p><text:p><text:span text:style-name="T35"><text:s text:c="8"/></text:span><text:span text:style-name="T35">ReceivePacket()</text:span></text:p><text:p><text:span text:style-name="T35"/></text:p><text:p><text:span text:style-name="T35"><text:s text:c="4"/></text:span><text:span text:style-name="T35">except KeyboardInterrupt:</text:span></text:p><text:p><text:span text:style-name="T35"><text:s text:c="8"/></text:span><text:span text:style-name="T35"># Catch Ctl-C and quit</text:span></text:p><text:p><text:span text:style-name="T35"><text:s text:c="8"/></text:span><text:span text:style-name="T35">CleanUpAndExit()</text:span></text:p><text:p><text:span text:style-name="T35"><text:s text:c="8"/></text:span></text:p><text:p><text:span text:style-name="T35"><text:s text:c="4"/></text:span><text:span text:style-name="T35">except Exception as other:</text:span></text:p><text:p><text:span text:style-name="T35"><text:s text:c="8"/></text:span><text:span text:style-name="T35">logging.critical('Error in Main: ' + str(other))</text:span></text:p><text:p><text:span text:style-name="T35"/></text:p><text:p><text:span text:style-name="T35">Main()</text:span></text:p></draw:text-box></draw:frame></text:p>
      <text:h text:style-name="Heading_20_2" text:outline-level="2"><text:bookmark-start text:name="__RefHeading___Toc1277_2271273762"/>Persisting Information<text:bookmark-end text:name="__RefHeading___Toc1277_2271273762"/></text:h>
      <text:p text:style-name="P109"/>
      <text:p text:style-name="P110">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10">Data is persisted in json, with the two major files being ‘input_assignments.json’, and temp_input_assignments.json’.</text:p>
      <text:p text:style-name="P110">The following modules are used to manage data persistence.</text:p>
      <text:p text:style-name="P110"/>
      <text:p text:style-name="P110"><draw:frame draw:style-name="fr2" draw:name="Frame2" text:anchor-type="paragraph" svg:x="-0.004cm" svg:y="0.492cm" svg:width="10.135cm" draw:z-index="4"><draw:text-box fo:min-height="2.006cm"><text:p text:style-name="Drawing"><draw:frame text:anchor-type="paragraph" draw:z-index="7" draw:name="Shape8" draw:style-name="gr4" draw:text-style-name="P139"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110"/>
      <text:h text:style-name="Heading_20_2" text:outline-level="2"><text:bookmark-start text:name="__RefHeading___Toc1279_2271273762"/>Networking in Python<text:bookmark-end text:name="__RefHeading___Toc1279_2271273762"/></text:h>
      <text:p text:style-name="P45">Sockets are the basis of the network stack in the project, with UDP being the preferred transport of choice due to its loose coupling.</text:p>
      <text:p text:style-name="P114">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15"><draw:frame draw:style-name="fr2" draw:name="Frame1" text:anchor-type="paragraph" svg:x="0cm" svg:y="0.42cm" svg:width="15.189cm" draw:z-index="8"><draw:text-box fo:min-height="3.724cm"><text:p text:style-name="Drawing"><draw:frame text:anchor-type="paragraph" draw:z-index="9" draw:name="Shape9" draw:style-name="gr5" draw:text-style-name="P140"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38"/></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111"/>
      <text:p text:style-name="P111"/>
      <text:p text:style-name="P111"><draw:frame draw:style-name="fr2" draw:name="Frame3" text:anchor-type="paragraph" svg:x="0.238cm" svg:y="0.242cm" svg:width="15.797cm" draw:z-index="19"><draw:text-box fo:min-height="11.829cm"><text:p text:style-name="Drawing"><draw:frame text:anchor-type="paragraph" draw:z-index="20" draw:name="Shape10" draw:style-name="gr13" draw:text-style-name="P139"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40" text:outline-level="2"><text:bookmark-start text:name="__RefHeading___Toc1426_2109721845"/>Pick a Python Version<text:bookmark-end text:name="__RefHeading___Toc1426_2109721845"/></text:h>
      <text:p text:style-name="P71"/>
      <text:p text:style-name="P71">While documenting and testing the project, run into a surprise for junior hackers. <text:s/>The code running on the Raspberry Pi was exhibiting some subtle differences in behaviour. <text:s/>Originally I thought all code was running Python 3.5 or 3.7 </text:p>
      <text:p text:style-name="P71"/>
      <text:p text:style-name="P71">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71"/>
      <text:p text:style-name="P71">The quick addition of the following to the code quickly answered the question:</text:p>
      <text:p text:style-name="P71"/>
      <text:p text:style-name="P71"><draw:frame text:anchor-type="paragraph" draw:z-index="12" draw:name="Shape13" draw:style-name="gr7" draw:text-style-name="P140" svg:width="10.399cm" svg:height="1.786cm" svg:x="0.049cm" svg:y="0.056cm"><draw:text-box><text:p><text:span text:style-name="T39"/></text:p><text:p><text:span text:style-name="T18">import system</text:span></text:p><text:p><text:span text:style-name="T18">print (‘Running Python ‘ + sys.version)</text:span></text:p><text:p><text:span text:style-name="T18"/></text:p></draw:text-box></draw:frame></text:p>
      <text:p text:style-name="P71">The code running through the shell on the Raspberry Pi was reporting 2.7.13. <text:s/>Pi Idle3 was reporting 3.5.1 (not much of a surprise there…). Running from Thonny reported a 3.5.3.</text:p>
      <text:p text:style-name="P71"/>
      <text:p text:style-name="P71">On the PC through the explorer launched 3.7.2 </text:p>
      <text:p text:style-name="P71"/>
      <text:p text:style-name="P71">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71"/>
      <text:p text:style-name="P71"><draw:frame text:anchor-type="paragraph" draw:z-index="13" draw:name="Shape14" draw:style-name="gr8" draw:text-style-name="P141" svg:width="17.252cm" svg:height="2.594cm" svg:x="0.076cm" svg:y="0.046cm"><draw:text-box><text:p><text:span text:style-name="T40">// Check to see if an alternative has been made</text:span></text:p><text:p><text:span text:style-name="T40"># update-alternatives --list python</text:span></text:p><text:p><text:span text:style-name="T41"/></text:p><text:p><text:span text:style-name="T40"># sudo update-alternatives --install /usr/bin/python python /usr/bin/python3.5 1</text:span></text:p><text:p><text:span text:style-name="T40"/></text:p><text:p><text:span text:style-name="T40">// Validate changes have been made</text:span></text:p><text:p><text:span text:style-name="T40"># update-alternatives --list python</text:span></text:p></draw:text-box></draw:frame></text:p>
      <text:p text:style-name="P72">Updating the default version of python immediately impacted the Pri_Node_Input module, loosing timeouts.</text:p>
      <text:p text:style-name="P72"/>
      <text:p text:style-name="P73">Added code to check for minimum version of Python (yeap it could be optimised)</text:p>
      <text:p text:style-name="P73"><draw:frame text:anchor-type="paragraph" draw:z-index="14" draw:name="Shape15" draw:style-name="gr9" draw:text-style-name="P138" svg:width="17.516cm" svg:height="9.734cm" svg:x="0.049cm" svg:y="0.115cm"><draw:text-box><text:p><text:span text:style-name="T35"/></text:p><text:p><text:span text:style-name="T35"/></text:p><text:p><text:span text:style-name="T35">MIN_VERSION_PY3 = 5 <text:s text:c="3"/># min. 3.x version</text:span></text:p><text:p><text:span text:style-name="T35">if (sys.version_info[0] &lt; 3):</text:span></text:p><text:p><text:span text:style-name="T35"><text:s text:c="8"/></text:span><text:span text:style-name="T35">Warning_Message = "ERROR: This script requires a minimum of Python 3." + </text:span><text:span text:style-name="T35"><text:tab/></text:span><text:span text:style-name="T35"><text:tab/></text:span><text:span text:style-name="T35"><text:tab/></text:span><text:span text:style-name="T35">str(MIN_VERSION_PY3) </text:span></text:p><text:p><text:span text:style-name="T35"><text:s text:c="8"/></text:span><text:span text:style-name="T35">print('')</text:span></text:p><text:p><text:span text:style-name="T35"><text:s text:c="8"/></text:span><text:span text:style-name="T35">logging.critical(Warning_Message)</text:span></text:p><text:p><text:span text:style-name="T35"><text:s text:c="8"/></text:span><text:span text:style-name="T35">print('')</text:span></text:p><text:p><text:span text:style-name="T35"><text:s text:c="8"/></text:span><text:span text:style-name="T35">print('Invalid Version of Python running')</text:span></text:p><text:p><text:span text:style-name="T35"><text:s text:c="8"/></text:span><text:span text:style-name="T35">print('Running Python earlier than Python 3.0! ' + sys.version)</text:span></text:p><text:p><text:span text:style-name="T35"><text:s text:c="8"/></text:span><text:span text:style-name="T35">sys.exit(Warning_Message)</text:span></text:p><text:p><text:span text:style-name="T35"/></text:p><text:p><text:span text:style-name="T35">elif (sys.version_info[0] == 3 and sys.version_info[1] &lt; MIN_VERSION_PY3):</text:span></text:p><text:p><text:span text:style-name="T35"><text:s text:c="8"/></text:span><text:span text:style-name="T35">Warning_Message = "ERROR: This script requires a minimum of Python 3." + </text:span><text:span text:style-name="T35"><text:tab/></text:span><text:span text:style-name="T35"><text:tab/></text:span><text:span text:style-name="T35"><text:tab/></text:span><text:span text:style-name="T35">str(MIN_VERSION_PY3) <text:s text:c="10"/></text:span></text:p><text:p><text:span text:style-name="T35"><text:s text:c="8"/></text:span><text:span text:style-name="T35">print('')</text:span></text:p><text:p><text:span text:style-name="T35"><text:s text:c="8"/></text:span><text:span text:style-name="T35">logging.critical(Warning_Message) <text:s/></text:span></text:p><text:p><text:span text:style-name="T35"><text:s text:c="8"/></text:span><text:span text:style-name="T35">print('')</text:span></text:p><text:p><text:span text:style-name="T35"><text:s text:c="8"/></text:span><text:span text:style-name="T35">print('Invalid Version of Python running')</text:span></text:p><text:p><text:span text:style-name="T35"><text:s text:c="8"/></text:span><text:span text:style-name="T35">print('Running Python ' + sys.version)</text:span></text:p><text:p><text:span text:style-name="T35"><text:s text:c="8"/></text:span><text:span text:style-name="T35">sys.exit(Warning_Message)</text:span></text:p></draw:text-box></draw:frame><text:soft-page-break/></text:p>
      <text:p text:style-name="P74">After vliadating this noted a consideration difference in socket timeouts between Windows and the Pi, using the ‘same timeout’ windows reports every 15 seconds, whereas on the Pi it is reported every second.</text:p>
      <text:p text:style-name="P74"/>
      <text:h text:style-name="Heading_20_2" text:outline-level="2"><text:bookmark-start text:name="__RefHeading___Toc1428_2109721845"/>Processing Data<text:bookmark-end text:name="__RefHeading___Toc1428_2109721845"/></text:h>
      <text:p text:style-name="P112"><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13">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13"><draw:frame draw:style-name="fr2" draw:name="Frame4" text:anchor-type="paragraph" svg:x="0.102cm" svg:y="0.074cm" svg:width="14.131cm" draw:z-index="15"><draw:text-box fo:min-height="3.394cm"><text:p text:style-name="Drawing"><draw:frame text:anchor-type="paragraph" draw:z-index="21" draw:name="Shape12" draw:style-name="gr14" draw:text-style-name="P140" svg:width="14.13cm" svg:height="3.394cm" svg:x="0cm" svg:y="0cm"><draw:text-box><text:p><text:span text:style-name="T36"/></text:p><text:p><text:span text:style-name="T36"># Switch is Opened</text:span></text:p><text:p><text:span text:style-name="T36">if str(workingFields[2]) == '0':</text:span></text:p><text:p><text:span text:style-name="T36"><text:tab/></text:span><text:span text:style-name="T36">if learning and input_assignments[workingkey]['Open'] == None:</text:span></text:p><text:p><text:span text:style-name="T36"><text:tab/></text:span><text:span text:style-name="T36"><text:tab/></text:span><text:span text:style-name="T36">updateOpenAction(workingkey)</text:span></text:p><text:p><text:span text:style-name="T36"><text:tab/></text:span><text:span text:style-name="T36">print('Value for Open is : ' +</text:span></text:p><text:p><text:span text:style-name="T36"><text:tab/></text:span><text:span text:style-name="T36"><text:tab/></text:span><text:span text:style-name="T36">str (input_assignments[workingkey]['Open']))</text:span></text:p><text:p><text:span text:style-name="T36"><text:tab/></text:span><text:span text:style-name="T36">if input_assignments[workingkey]['Open'] != None:</text:span></text:p><text:p><text:span text:style-name="T36"><text:tab/></text:span><text:span text:style-name="T36"><text:tab/></text:span><text:span text:style-name="T36">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112"><draw:frame text:anchor-type="paragraph" draw:z-index="22" draw:name="Shape11" draw:style-name="gr15" draw:text-style-name="P138" svg:width="18.019cm" svg:height="24.302cm" svg:x="0.129cm" svg:y="0.559cm"><draw:text-box><text:p><text:span text:style-name="T35"/></text:p><text:p><text:span text:style-name="T35">def ProcessReceivedString(ReceivedUDPString):</text:span></text:p><text:p><text:span text:style-name="T35"><text:s text:c="4"/></text:span><text:span text:style-name="T35">global input_assignments</text:span></text:p><text:p><text:span text:style-name="T35"><text:s text:c="4"/></text:span><text:span text:style-name="T35">global send_string</text:span></text:p><text:p><text:span text:style-name="T35"><text:s text:c="4"/></text:span><text:span text:style-name="T35">global learning</text:span></text:p><text:p><text:span text:style-name="T35"><text:s text:c="4"/></text:span></text:p><text:p><text:span text:style-name="T35"><text:s text:c="4"/></text:span><text:span text:style-name="T35">send_string = ""</text:span></text:p><text:p><text:span text:style-name="T35"><text:s text:c="4"/></text:span></text:p><text:p><text:span text:style-name="T35"><text:s text:c="4"/></text:span><text:span text:style-name="T35">try:</text:span></text:p><text:p><text:span text:style-name="T35"><text:s text:c="8"/></text:span><text:span text:style-name="T35">if len(ReceivedUDPString) &gt; 0 and ReceivedUDPString[0] == 'D':</text:span></text:p><text:p><text:span text:style-name="T35"><text:s text:c="12"/></text:span></text:p><text:p><text:span text:style-name="T35"><text:s text:c="12"/></text:span><text:span text:style-name="T35"># Remove leading D</text:span></text:p><text:p><text:span text:style-name="T35"><text:s text:c="12"/></text:span><text:span text:style-name="T35">ReceivedUDPString = str(ReceivedUDPString[1:])</text:span></text:p><text:p><text:span text:style-name="T35"><text:s text:c="12"/></text:span><text:span text:style-name="T35">logging.debug('Checking for correct format :')</text:span></text:p><text:p><text:span text:style-name="T35"/></text:p><text:p><text:span text:style-name="T35"><text:s text:c="12"/></text:span><text:span text:style-name="T35">workingSets =''</text:span></text:p><text:p><text:span text:style-name="T35"><text:s text:c="12"/></text:span><text:span text:style-name="T35">workingSets = ReceivedUDPString.split(',')</text:span></text:p><text:p><text:span text:style-name="T35"><text:s text:c="12"/></text:span><text:span text:style-name="T35">logging.debug('There are ' + str(len(workingSets)) + ' records')</text:span></text:p><text:p><text:span text:style-name="T35"><text:s text:c="12"/></text:span><text:span text:style-name="T35">counter = 0</text:span></text:p><text:p><text:span text:style-name="T35"><text:s text:c="12"/></text:span><text:span text:style-name="T35">for workingRecords in workingSets:</text:span></text:p><text:p><text:span text:style-name="T35"><text:s text:c="16"/></text:span><text:span text:style-name="T35">logging.debug('Record workingRecord number ' + str(counter) + ' ' +</text:span></text:p><text:p><text:span text:style-name="T35"><text:s text:c="22"/></text:span><text:span text:style-name="T35">workingRecords)</text:span></text:p><text:p><text:span text:style-name="T35"><text:s text:c="16"/></text:span><text:span text:style-name="T35">counter = counter + 1</text:span></text:p><text:p><text:span text:style-name="T35"><text:s text:c="16"/></text:span></text:p><text:p><text:span text:style-name="T35"/></text:p><text:p><text:span text:style-name="T35"><text:s text:c="16"/></text:span><text:span text:style-name="T35">workingFields = ''</text:span></text:p><text:p><text:span text:style-name="T35"><text:s text:c="16"/></text:span><text:span text:style-name="T35">workingFields = workingRecords.split(':')</text:span></text:p><text:p><text:span text:style-name="T35"/></text:p><text:p><text:span text:style-name="T35"><text:s text:c="16"/></text:span></text:p><text:p><text:span text:style-name="T35"><text:s text:c="16"/></text:span><text:span text:style-name="T35">if len(workingFields) != 3:</text:span></text:p><text:p><text:span text:style-name="T35"><text:s text:c="20"/></text:span><text:span text:style-name="T35">logging.warn('WARNING - There are an incorrect number of fields in: ' + </text:span><text:span text:style-name="T35"><text:tab/></text:span><text:span text:style-name="T35"><text:tab/></text:span><text:span text:style-name="T35"><text:tab/></text:span><text:span text:style-name="T35"><text:tab/></text:span><text:span text:style-name="T35"><text:tab/></text:span><text:span text:style-name="T35">str(workingFields))</text:span></text:p><text:p><text:span text:style-name="T35"><text:s text:c="16"/></text:span><text:span text:style-name="T35">elif str(workingFields[2]) != '0' and str(workingFields[2]) != '1':</text:span></text:p><text:p><text:span text:style-name="T35"><text:s text:c="20"/></text:span><text:span text:style-name="T35">logging.warn('WARNING - Invalid 3rd parameter: ' + str(workingFields[2])) <text:s/></text:span></text:p><text:p><text:span text:style-name="T35"><text:s text:c="16"/></text:span><text:span text:style-name="T35">else:</text:span></text:p><text:p><text:span text:style-name="T35"><text:s text:c="20"/></text:span><text:span text:style-name="T35">logging.debug('Stage 2 Processing: ' + str(workingFields))</text:span></text:p><text:p><text:span text:style-name="T35"/></text:p><text:p><text:span text:style-name="T35"><text:s text:c="20"/></text:span><text:span text:style-name="T35">try:</text:span></text:p><text:p><text:span text:style-name="T35"><text:s text:c="24"/></text:span><text:span text:style-name="T35">workingkey = workingFields[0] + ':' + workingFields[1]</text:span></text:p><text:p><text:span text:style-name="T35"><text:s text:c="24"/></text:span><text:span text:style-name="T35">logging.debug('Working key is: ' + workingkey)</text:span></text:p><text:p><text:span text:style-name="T35"><text:s text:c="24"/></text:span></text:p><text:p><text:span text:style-name="T35"><text:s text:c="24"/></text:span><text:span text:style-name="T35">logging.debug('Working Fields for working key are: ' +</text:span></text:p><text:p><text:span text:style-name="T35"><text:s text:c="30"/></text:span><text:span text:style-name="T35">str(input_assignments[workingkey]))</text:span></text:p><text:p><text:span text:style-name="T35"/></text:p><text:p><text:span text:style-name="T35"><text:s text:c="24"/></text:span><text:span text:style-name="T35">logging.debug('The value is: ' +</text:span></text:p><text:p><text:span text:style-name="T35"><text:s text:c="30"/></text:span><text:span text:style-name="T35">str(input_assignments[workingkey]['Description']))</text:span></text:p><text:p><text:span text:style-name="T35"/></text:p><text:p><text:span text:style-name="T35"><text:s text:c="24"/></text:span><text:span text:style-name="T35">print('Value for Description is : ' +</text:span></text:p><text:p><text:span text:style-name="T35"><text:s text:c="30"/></text:span><text:span text:style-name="T35">str (input_assignments[workingkey]['Description']))</text:span></text:p><text:p><text:span text:style-name="T35"/></text:p><text:p><text:span text:style-name="T35"><text:s text:c="24"/></text:span><text:span text:style-name="T35"># Switch is Closed</text:span></text:p><text:p><text:span text:style-name="T35"><text:s text:c="24"/></text:span><text:span text:style-name="T35">if str(workingFields[2]) == '1':</text:span></text:p><text:p><text:span text:style-name="T35"/></text:p><text:p><text:span text:style-name="T35"><text:s text:c="28"/></text:span><text:span text:style-name="T35">print('Value for Close is : ' +</text:span></text:p><text:p><text:span text:style-name="T35"><text:s text:c="30"/></text:span><text:span text:style-name="T35">str (input_assignments[workingkey]['Close']))</text:span></text:p><text:p><text:span text:style-name="T35"><text:s text:c="28"/></text:span><text:span text:style-name="T35">if input_assignments[workingkey]['Close'] != None:</text:span></text:p><text:p><text:span text:style-name="T35"><text:s text:c="32"/></text:span><text:span text:style-name="T35">addValueToSend(str (input_assignments[workingkey]['Close']))</text:span></text:p><text:p><text:span text:style-name="T35"/></text:p><text:p><text:span text:style-name="T35"><text:s text:c="24"/></text:span><text:span text:style-name="T35"># Switch is Opened</text:span></text:p><text:p><text:span text:style-name="T35"><text:s text:c="24"/></text:span><text:span text:style-name="T35">if str(workingFields[2]) == '0':</text:span></text:p><text:p><text:span text:style-name="T35"/></text:p><text:p><text:span text:style-name="T35"><text:s text:c="28"/></text:span><text:span text:style-name="T35">print('Value for Open is : ' +</text:span></text:p><text:p><text:span text:style-name="T35"><text:s text:c="34"/></text:span><text:span text:style-name="T35">str (input_assignments[workingkey]['Open']))</text:span></text:p><text:p><text:span text:style-name="T35"><text:s text:c="28"/></text:span><text:span text:style-name="T35">if input_assignments[workingkey]['Open'] != None:</text:span></text:p><text:p><text:span text:style-name="T35"><text:s text:c="32"/></text:span><text:span text:style-name="T35">addValueToSend(str (input_assignments[workingkey]['Open']))</text:span></text:p><text:p><text:span text:style-name="T35"><text:s text:c="28"/></text:span></text:p><text:p><text:span text:style-name="T35"><text:s text:c="10"/></text:span></text:p></draw:text-box></draw:frame><text:soft-page-break/></text:p>
      <text:h text:style-name="P47"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00">As some of the modules (e.g. Pri_Node_Input) deal with largish dat<text:span text:style-name="T33">asets that should be persisted. <text:s/>The first design choice was which file format should be used, JSON was chosen for readability and ability to update in other programs.</text:span></text:p>
      <text:p text:style-name="P100"/>
      <text:p text:style-name="P101">The second decision point was what Python construct should be used to retrieve, update and store these datasets. The Ordered Dictionary was chosen.</text:p>
      <text:p text:style-name="P101"/>
      <text:p text:style-name="P105">Declarations</text:p>
      <text:p text:style-name="P102">from collections import OrderedDict</text:p>
      <text:p text:style-name="P102">import json</text:p>
      <text:p text:style-name="P102"/>
      <text:p text:style-name="P104"/>
      <text:p text:style-name="P106">Load</text:p>
      <text:p text:style-name="P102">print('Loading Input Assignments from: "' + input_assignments_file +'"') <text:s text:c="13"/></text:p>
      <text:p text:style-name="P102"/>
      <text:p text:style-name="P102">try:</text:p>
      <text:p text:style-name="P102"><text:s text:c="4"/>input_assignments = json.load(open(input_assignments_file))</text:p>
      <text:p text:style-name="P102"/>
      <text:p text:style-name="P102"/>
      <text:p text:style-name="P106">Save</text:p>
      <text:p text:style-name="P102">def save_and_reload_assignments():</text:p>
      <text:p text:style-name="P102"><text:s text:c="4"/># Save out to a temporary file and reload to ensure it is in shape</text:p>
      <text:p text:style-name="P102"><text:s text:c="4"/>global input_assignments</text:p>
      <text:p text:style-name="P102"/>
      <text:p text:style-name="P102"><text:s text:c="4"/></text:p>
      <text:p text:style-name="P102"><text:s text:c="4"/>try:</text:p>
      <text:p text:style-name="P102"><text:s text:c="8"/></text:p>
      <text:p text:style-name="P102"/>
      <text:p text:style-name="P103"><text:s text:c="8"/>json.dump(input_assignments,</text:p>
      <text:p text:style-name="P103"><text:tab/><text:tab/>fp=open(temp_input_assignments_file,'w'),indent=4,sort_keys=True)</text:p>
      <text:p text:style-name="P102"/>
      <text:p text:style-name="P102"><text:s text:c="8"/>input_assignments = None</text:p>
      <text:p text:style-name="P102"/>
      <text:p text:style-name="P102"><text:s text:c="8"/>input_assignments = json.load(open(temp_input_assignments_file))</text:p>
      <text:p text:style-name="P102"/>
      <text:p text:style-name="P102"/>
      <text:p text:style-name="P106">Update</text:p>
      <text:p text:style-name="P102">input_assignments[workingkey]['Description'] = wrkstring</text:p>
      <text:p text:style-name="P101"/>
      <text:p text:style-name="P101"/>
      <text:p text:style-name="P100"/>
      <text:p text:style-name="P100"/>
      <text:h text:style-name="P46" text:outline-level="2"><text:bookmark text:name="_21jvxo4fnxek"/><text:bookmark-start text:name="__RefHeading___Toc1536_4284848634"/>PI Addressing<text:bookmark-end text:name="__RefHeading___Toc1536_4284848634"/></text:h>
      <text:p text:style-name="P44"/>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119"><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119"/>
      <text:p text:style-name="P119"/>
      <text:h text:style-name="Heading_20_1" text:outline-level="1"><text:bookmark-start text:name="__RefHeading___Toc1772_4284848634"/>Code To Dos<text:bookmark-end text:name="__RefHeading___Toc1772_4284848634"/></text:h>
      <text:p text:style-name="P121"/>
      <text:h text:style-name="Heading_20_2" text:outline-level="2"><text:bookmark-start text:name="__RefHeading___Toc1774_4284848634"/>pyHWLink_USB_Reader<text:bookmark-end text:name="__RefHeading___Toc1774_4284848634"/></text:h>
      <text:p text:style-name="P121"/>
      <text:list xml:id="list782648681" text:style-name="L3">
        <text:list-item>
          <text:p text:style-name="P124">Add Network stack for both sending state, as well as listening for Send_Query</text:p>
        </text:list-item>
        <text:list-item>
          <text:p text:style-name="P124">Add error handler</text:p>
        </text:list-item>
        <text:list-item>
          <text:p text:style-name="P124">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27T14:02:33.274000000</dc:date>
    <meta:editing-cycles>64</meta:editing-cycles>
    <meta:editing-duration>PT6H18M19S</meta:editing-duration>
    <meta:generator>LibreOffice/6.0.7.3$Windows_X86_64 LibreOffice_project/dc89aa7a9eabfd848af146d5086077aeed2ae4a5</meta:generator>
    <meta:print-date>2019-01-21T08:44:53.686067333</meta:print-date>
    <meta:document-statistic meta:table-count="13" meta:image-count="4" meta:object-count="0" meta:page-count="30" meta:paragraph-count="487" meta:word-count="4408" meta:character-count="27851" meta:non-whitespace-character-count="23720"/>
  </office:meta>
</office:document-meta>
</file>